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fo:font-size="10pt" fo:language="en" fo:country="US" style:font-size-asian="10pt" style:font-size-complex="10pt"/>
    </style:style>
    <style:style style:name="P2" style:family="paragraph" style:parent-style-name="Standard">
      <style:text-properties style:font-name="Liberation Sans1" fo:font-size="10pt" fo:language="en" fo:country="US" officeooo:rsid="005c1065" officeooo:paragraph-rsid="005c1065" style:font-size-asian="10pt" style:font-size-complex="10pt"/>
    </style:style>
    <style:style style:name="P3" style:family="paragraph" style:parent-style-name="Standard">
      <style:text-properties style:font-name="Liberation Sans1" fo:font-size="10pt" fo:language="en" fo:country="US" officeooo:paragraph-rsid="0069ece3" style:font-size-asian="10pt" style:font-size-complex="10pt"/>
    </style:style>
    <style:style style:name="P4" style:family="paragraph" style:parent-style-name="Standard">
      <style:text-properties style:font-name="Liberation Sans1" fo:font-size="10pt" fo:language="en" fo:country="US" officeooo:rsid="00114b91" officeooo:paragraph-rsid="0032f0e7" style:font-size-asian="10pt" style:font-size-complex="10pt"/>
    </style:style>
    <style:style style:name="P5" style:family="paragraph" style:parent-style-name="Standard">
      <style:text-properties style:font-name="Liberation Sans1" fo:font-size="10pt" fo:language="en" fo:country="US" officeooo:rsid="00114b91" officeooo:paragraph-rsid="0011f110" style:font-size-asian="10pt" style:font-size-complex="10pt"/>
    </style:style>
    <style:style style:name="P6" style:family="paragraph" style:parent-style-name="Standard">
      <style:text-properties style:font-name="Liberation Sans1" fo:font-size="10pt" fo:language="en" fo:country="US" officeooo:rsid="00114b91" officeooo:paragraph-rsid="001d2303" style:font-size-asian="10pt" style:font-size-complex="10pt"/>
    </style:style>
    <style:style style:name="P7" style:family="paragraph" style:parent-style-name="Standard">
      <style:text-properties style:font-name="Liberation Sans1" fo:font-size="10pt" fo:language="en" fo:country="US" officeooo:rsid="00114b91" officeooo:paragraph-rsid="00135142" style:font-size-asian="10pt" style:font-size-complex="10pt"/>
    </style:style>
    <style:style style:name="P8" style:family="paragraph" style:parent-style-name="Standard">
      <style:text-properties style:font-name="Liberation Sans1" fo:font-size="10pt" fo:language="en" fo:country="US" officeooo:rsid="00114b91" officeooo:paragraph-rsid="0060739a" style:font-size-asian="10pt" style:font-size-complex="10pt"/>
    </style:style>
    <style:style style:name="P9" style:family="paragraph" style:parent-style-name="Standard">
      <style:text-properties style:font-name="Liberation Sans1" fo:font-size="10pt" fo:language="en" fo:country="US" officeooo:rsid="00114b91" officeooo:paragraph-rsid="003b9ac0" style:font-size-asian="10pt" style:font-size-complex="10pt"/>
    </style:style>
    <style:style style:name="P10" style:family="paragraph" style:parent-style-name="Standard">
      <style:text-properties style:font-name="Liberation Sans1" fo:font-size="10pt" fo:language="en" fo:country="US" officeooo:rsid="00114b91" officeooo:paragraph-rsid="0130ea1f" style:font-size-asian="10pt" style:font-size-complex="10pt"/>
    </style:style>
    <style:style style:name="P11" style:family="paragraph" style:parent-style-name="Standard">
      <style:text-properties style:font-name="Liberation Sans1" fo:font-size="10pt" fo:language="en" fo:country="US" officeooo:rsid="00114b91" officeooo:paragraph-rsid="0134119b" style:font-size-asian="10pt" style:font-size-complex="10pt"/>
    </style:style>
    <style:style style:name="P12" style:family="paragraph" style:parent-style-name="Standard">
      <style:text-properties style:font-name="Liberation Sans1" fo:font-size="10pt" fo:language="en" fo:country="US" officeooo:rsid="0054c479" officeooo:paragraph-rsid="0054c479" style:font-size-asian="10pt" style:font-size-complex="10pt"/>
    </style:style>
    <style:style style:name="P13" style:family="paragraph" style:parent-style-name="Standard">
      <style:text-properties style:font-name="Liberation Sans1" fo:font-size="10pt" fo:language="en" fo:country="US" officeooo:paragraph-rsid="005b1887" style:font-size-asian="10pt" style:font-size-complex="10pt"/>
    </style:style>
    <style:style style:name="P14" style:family="paragraph" style:parent-style-name="Standard">
      <style:text-properties style:font-name="Liberation Sans1" fo:font-size="10pt" fo:language="en" fo:country="US" officeooo:rsid="00987bcd" officeooo:paragraph-rsid="00987bcd" style:font-size-asian="10pt" style:font-size-complex="10pt"/>
    </style:style>
    <style:style style:name="P15" style:family="paragraph" style:parent-style-name="Standard">
      <style:text-properties style:font-name="Liberation Sans1" fo:font-size="10pt" fo:language="en" fo:country="US" officeooo:rsid="00987bcd" officeooo:paragraph-rsid="014903bd" style:font-size-asian="10pt" style:font-size-complex="10pt"/>
    </style:style>
    <style:style style:name="P16" style:family="paragraph" style:parent-style-name="Standard">
      <style:text-properties style:font-name="Liberation Sans1" fo:font-size="10pt" fo:language="en" fo:country="US" officeooo:paragraph-rsid="00987bcd" style:font-size-asian="10pt" style:font-size-complex="10pt"/>
    </style:style>
    <style:style style:name="P17" style:family="paragraph" style:parent-style-name="Standard">
      <style:text-properties style:font-name="Liberation Sans1" fo:font-size="10pt" fo:language="en" fo:country="US" officeooo:paragraph-rsid="00b10780" style:font-size-asian="10pt" style:font-size-complex="10pt"/>
    </style:style>
    <style:style style:name="P18" style:family="paragraph" style:parent-style-name="Standard">
      <style:text-properties style:font-name="Liberation Sans1" fo:font-size="10pt" fo:language="en" fo:country="US" officeooo:paragraph-rsid="00b5ac80" style:font-size-asian="10pt" style:font-size-complex="10pt"/>
    </style:style>
    <style:style style:name="P19" style:family="paragraph" style:parent-style-name="Standard">
      <style:text-properties style:font-name="Liberation Sans1" fo:font-size="10pt" fo:language="en" fo:country="US" officeooo:paragraph-rsid="00d14837" style:font-size-asian="10pt" style:font-size-complex="10pt"/>
    </style:style>
    <style:style style:name="P20" style:family="paragraph" style:parent-style-name="Standard">
      <style:text-properties style:font-name="Liberation Sans1" fo:font-size="10pt" fo:language="en" fo:country="US" officeooo:paragraph-rsid="012e4e51" style:font-size-asian="10pt" style:font-size-complex="10pt"/>
    </style:style>
    <style:style style:name="P21" style:family="paragraph" style:parent-style-name="Standard">
      <style:text-properties style:font-name="Liberation Sans1" fo:font-size="10pt" fo:language="en" fo:country="US" officeooo:rsid="012eb4e9" officeooo:paragraph-rsid="012eb4e9" style:font-size-asian="10pt" style:font-size-complex="10pt"/>
    </style:style>
    <style:style style:name="P22" style:family="paragraph" style:parent-style-name="Standard">
      <style:text-properties style:font-name="Liberation Sans1" fo:font-size="10pt" fo:language="en" fo:country="US" officeooo:rsid="012eb4e9" officeooo:paragraph-rsid="014f4f46" style:font-size-asian="10pt" style:font-size-complex="10pt"/>
    </style:style>
    <style:style style:name="P23" style:family="paragraph" style:parent-style-name="Standard">
      <style:text-properties style:font-name="Liberation Sans1" fo:font-size="10pt" fo:language="en" fo:country="US" officeooo:paragraph-rsid="0134119b" style:font-size-asian="10pt" style:font-size-complex="10pt"/>
    </style:style>
    <style:style style:name="P24" style:family="paragraph" style:parent-style-name="Standard">
      <style:text-properties style:font-name="Liberation Sans1" fo:font-size="10pt" fo:language="en" fo:country="US" officeooo:rsid="001129a8" officeooo:paragraph-rsid="0100c081" style:font-size-asian="10pt" style:font-size-complex="10pt"/>
    </style:style>
    <style:style style:name="P25" style:family="paragraph" style:parent-style-name="Standard">
      <style:text-properties style:font-name="Liberation Sans1" fo:font-size="10pt" fo:language="en" fo:country="US" officeooo:rsid="001129a8" officeooo:paragraph-rsid="0134119b" style:font-size-asian="10pt" style:font-size-complex="10pt"/>
    </style:style>
    <style:style style:name="P26" style:family="paragraph" style:parent-style-name="Standard">
      <style:text-properties style:font-name="Liberation Sans1" fo:font-size="10pt" fo:language="en" fo:country="US" officeooo:paragraph-rsid="01366997" style:font-size-asian="10pt" style:font-size-complex="10pt"/>
    </style:style>
    <style:style style:name="P27" style:family="paragraph" style:parent-style-name="Standard">
      <style:text-properties style:font-name="Liberation Sans1" fo:font-size="10pt" fo:language="en" fo:country="US" officeooo:paragraph-rsid="007941e1" style:font-size-asian="10pt" style:font-size-complex="10pt"/>
    </style:style>
    <style:style style:name="P28" style:family="paragraph" style:parent-style-name="Standard">
      <style:text-properties style:font-name="Liberation Sans1" fo:font-size="10pt" fo:language="en" fo:country="US" officeooo:paragraph-rsid="0054c479" style:font-size-asian="10pt" style:font-size-complex="10pt"/>
    </style:style>
    <style:style style:name="P29" style:family="paragraph" style:parent-style-name="Standard">
      <style:text-properties style:font-name="Liberation Sans1" fo:font-size="10pt" fo:language="en" fo:country="US" officeooo:rsid="00583896" officeooo:paragraph-rsid="00583896" style:font-size-asian="10pt" style:font-size-complex="10pt"/>
    </style:style>
    <style:style style:name="P30" style:family="paragraph" style:parent-style-name="Standard">
      <style:text-properties style:font-name="Liberation Sans1" fo:font-size="10pt" fo:language="en" fo:country="US" officeooo:rsid="014be497" officeooo:paragraph-rsid="014f4f46" style:font-size-asian="10pt" style:font-size-complex="10pt"/>
    </style:style>
    <style:style style:name="P31" style:family="paragraph" style:parent-style-name="Standard">
      <style:text-properties style:font-name="Liberation Sans1" fo:font-size="10pt" fo:language="en" fo:country="US" officeooo:rsid="014be497" officeooo:paragraph-rsid="0151e1ac" style:font-size-asian="10pt" style:font-size-complex="10pt"/>
    </style:style>
    <style:style style:name="P32" style:family="paragraph" style:parent-style-name="Standard">
      <style:text-properties style:font-name="Liberation Sans1" fo:font-size="10pt" fo:language="en" fo:country="US" officeooo:paragraph-rsid="014e4295" style:font-size-asian="10pt" style:font-size-complex="10pt"/>
    </style:style>
    <style:style style:name="P33" style:family="paragraph" style:parent-style-name="Standard">
      <style:text-properties style:font-name="Liberation Sans1" fo:font-size="10pt" fo:language="en" fo:country="US" officeooo:rsid="014f4f46" officeooo:paragraph-rsid="01500c8b" style:font-size-asian="10pt" style:font-size-complex="10pt"/>
    </style:style>
    <style:style style:name="P34" style:family="paragraph" style:parent-style-name="Standard">
      <style:text-properties style:font-name="Liberation Sans1" fo:font-size="10pt" fo:language="en" fo:country="US" officeooo:rsid="014f4f46" officeooo:paragraph-rsid="014f4f46" style:font-size-asian="10pt" style:font-size-complex="10pt"/>
    </style:style>
    <style:style style:name="P35" style:family="paragraph" style:parent-style-name="Standard">
      <style:text-properties style:font-name="Liberation Sans1" fo:font-size="10pt" fo:language="en" fo:country="US" fo:font-weight="normal" officeooo:rsid="005b1887" officeooo:paragraph-rsid="005b1887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Liberation Sans1" fo:font-size="10pt" fo:language="en" fo:country="US" fo:font-weight="normal" officeooo:rsid="007f8963" officeooo:paragraph-rsid="0103cf83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Liberation Sans1" fo:font-size="10pt" fo:language="en" fo:country="US" fo:font-weight="normal" officeooo:rsid="007f8963" officeooo:paragraph-rsid="013fe9ec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font-name="Liberation Sans1" fo:font-size="10pt" fo:language="en" fo:country="US" fo:font-weight="normal" officeooo:rsid="00938b8a" officeooo:paragraph-rsid="0103cf83" style:font-size-asian="10pt" style:font-weight-asian="normal" style:font-size-complex="10pt" style:font-weight-complex="normal"/>
    </style:style>
    <style:style style:name="P39" style:family="paragraph" style:parent-style-name="Standard">
      <style:text-properties style:font-name="Liberation Sans1" fo:font-size="10pt" fo:language="en" fo:country="US" fo:font-weight="normal" officeooo:rsid="00938b8a" officeooo:paragraph-rsid="013fe9ec" style:font-size-asian="10pt" style:font-weight-asian="normal" style:font-size-complex="10pt" style:font-weight-complex="normal"/>
    </style:style>
    <style:style style:name="P40" style:family="paragraph" style:parent-style-name="Standard">
      <style:text-properties style:font-name="Liberation Sans1" fo:font-size="10pt" fo:language="en" fo:country="US" fo:font-weight="normal" officeooo:rsid="0139ad5f" officeooo:paragraph-rsid="0139ad5f" style:font-size-asian="10pt" style:font-weight-asian="normal" style:font-size-complex="10pt" style:font-weight-complex="normal"/>
    </style:style>
    <style:style style:name="P41" style:family="paragraph" style:parent-style-name="Standard">
      <style:text-properties style:font-name="Liberation Sans1" fo:font-size="10pt" fo:language="en" fo:country="US" fo:font-weight="normal" officeooo:rsid="00921dfb" officeooo:paragraph-rsid="013fe9ec" style:font-size-asian="10pt" style:font-weight-asian="normal" style:font-size-complex="10pt" style:font-weight-complex="normal"/>
    </style:style>
    <style:style style:name="P42" style:family="paragraph" style:parent-style-name="Standard">
      <style:text-properties style:font-name="Liberation Sans1" fo:font-size="10pt" fo:language="en" fo:country="US" fo:font-weight="normal" officeooo:rsid="00921dfb" officeooo:paragraph-rsid="01581f69" style:font-size-asian="10pt" style:font-weight-asian="normal" style:font-size-complex="10pt" style:font-weight-complex="normal"/>
    </style:style>
    <style:style style:name="P43" style:family="paragraph" style:parent-style-name="Standard">
      <style:text-properties style:font-name="Liberation Sans1" fo:font-size="10pt" fo:language="en" fo:country="US" fo:font-weight="normal" officeooo:rsid="0153b157" officeooo:paragraph-rsid="015ed794" style:font-size-asian="10pt" style:font-weight-asian="normal" style:font-size-complex="10pt" style:font-weight-complex="normal"/>
    </style:style>
    <style:style style:name="P44" style:family="paragraph" style:parent-style-name="Standard">
      <style:text-properties style:font-name="Liberation Sans1" fo:font-size="10pt" fo:language="en" fo:country="US" fo:font-weight="normal" officeooo:rsid="0154196b" officeooo:paragraph-rsid="0154196b" style:font-size-asian="10pt" style:font-weight-asian="normal" style:font-size-complex="10pt" style:font-weight-complex="normal"/>
    </style:style>
    <style:style style:name="P45" style:family="paragraph" style:parent-style-name="Standard">
      <style:text-properties style:font-name="Liberation Sans1" fo:font-size="10pt" fo:language="en" fo:country="US" style:font-size-asian="8.75pt" style:font-size-complex="10pt"/>
    </style:style>
    <style:style style:name="P46" style:family="paragraph" style:parent-style-name="Standard">
      <style:text-properties style:font-name="Liberation Sans1" fo:font-size="10pt" fo:language="en" fo:country="US" fo:font-weight="bold" officeooo:rsid="007f8963" officeooo:paragraph-rsid="0103cf83" style:font-size-asian="10pt" style:font-weight-asian="bold" style:font-size-complex="10pt" style:font-weight-complex="bold"/>
    </style:style>
    <style:style style:name="P47" style:family="paragraph" style:parent-style-name="Standard">
      <style:text-properties style:font-name="Liberation Sans1" fo:font-size="10pt" fo:language="en" fo:country="US" fo:font-weight="bold" officeooo:rsid="007f8963" officeooo:paragraph-rsid="013fe9ec" style:font-size-asian="10pt" style:font-weight-asian="bold" style:font-size-complex="10pt" style:font-weight-complex="bold"/>
    </style:style>
    <style:style style:name="P48" style:family="paragraph" style:parent-style-name="Standard">
      <style:text-properties style:font-name="Liberation Sans1" fo:font-size="10pt" fo:language="en" fo:country="US" fo:font-weight="bold" officeooo:rsid="013bbfd8" officeooo:paragraph-rsid="013bbfd8" style:font-size-asian="10pt" style:font-weight-asian="bold" style:font-size-complex="10pt" style:font-weight-complex="bold"/>
    </style:style>
    <style:style style:name="P49" style:family="paragraph" style:parent-style-name="Standard">
      <style:text-properties style:font-name="Liberation Sans1" fo:font-size="10pt" fo:language="en" fo:country="US" fo:font-weight="bold" officeooo:rsid="014f4f46" officeooo:paragraph-rsid="01500c8b" style:font-size-asian="10pt" style:font-weight-asian="bold" style:font-size-complex="10pt" style:font-weight-complex="bold"/>
    </style:style>
    <style:style style:name="P50" style:family="paragraph" style:parent-style-name="Standard">
      <style:text-properties style:font-name="Liberation Sans1" fo:font-size="10pt" fo:language="en" fo:country="US" fo:font-weight="bold" officeooo:rsid="014be497" officeooo:paragraph-rsid="0151e1ac" style:font-size-asian="10pt" style:font-weight-asian="bold" style:font-size-complex="10pt" style:font-weight-complex="bold"/>
    </style:style>
    <style:style style:name="P51" style:family="paragraph" style:parent-style-name="Standard">
      <style:text-properties style:font-name="Liberation Sans1" fo:font-size="10pt" fo:language="en" fo:country="US" fo:font-weight="bold" officeooo:rsid="0151e1ac" officeooo:paragraph-rsid="0151e1ac" style:font-size-asian="10pt" style:font-weight-asian="bold" style:font-size-complex="10pt" style:font-weight-complex="bold"/>
    </style:style>
    <style:style style:name="P52" style:family="paragraph" style:parent-style-name="Standard">
      <style:text-properties style:font-name="Liberation Sans1" fo:font-size="10pt" fo:language="en" fo:country="US" fo:font-weight="bold" officeooo:rsid="0151e1ac" officeooo:paragraph-rsid="0154196b" style:font-size-asian="10pt" style:font-weight-asian="bold" style:font-size-complex="10pt" style:font-weight-complex="bold"/>
    </style:style>
    <style:style style:name="P53" style:family="paragraph" style:parent-style-name="Standard">
      <style:text-properties style:font-name="Liberation Sans1" fo:font-size="10pt" fo:language="en" fo:country="US" fo:font-weight="bold" officeooo:rsid="007f8963" officeooo:paragraph-rsid="013fe9ec" style:font-size-asian="8.75pt" style:font-weight-asian="bold" style:font-size-complex="10pt" style:font-weight-complex="bold"/>
    </style:style>
    <style:style style:name="P54" style:family="paragraph" style:parent-style-name="Standard">
      <style:text-properties style:font-name="Liberation Sans1" fo:font-size="10pt" fo:language="en" fo:country="US" fo:font-weight="bold" officeooo:rsid="007f8963" officeooo:paragraph-rsid="0140b26b" style:font-size-asian="8.75pt" style:font-weight-asian="bold" style:font-size-complex="10pt" style:font-weight-complex="bold"/>
    </style:style>
    <style:style style:name="P55" style:family="paragraph" style:parent-style-name="Standard">
      <style:text-properties style:font-name="Liberation Sans1" fo:font-size="10pt" fo:language="en" fo:country="US" fo:font-weight="bold" officeooo:rsid="00766443" officeooo:paragraph-rsid="013bf727" style:font-size-asian="8.75pt" style:font-weight-asian="bold" style:font-size-complex="10pt" style:font-weight-complex="bold"/>
    </style:style>
    <style:style style:name="P56" style:family="paragraph" style:parent-style-name="Standard">
      <style:text-properties style:font-name="Liberation Sans1" fo:font-size="10pt" officeooo:paragraph-rsid="01340ac9" style:font-size-asian="10pt" style:font-size-complex="10pt"/>
    </style:style>
    <style:style style:name="P57" style:family="paragraph" style:parent-style-name="Standard">
      <style:text-properties style:font-name="Liberation Sans1" fo:font-size="10pt" fo:font-weight="normal" officeooo:rsid="013d1165" officeooo:paragraph-rsid="013d689d" style:font-size-asian="10pt" style:font-weight-asian="normal" style:font-size-complex="10pt" style:font-weight-complex="normal"/>
    </style:style>
    <style:style style:name="P58" style:family="paragraph" style:parent-style-name="Standard">
      <style:text-properties style:font-name="Liberation Sans1" fo:font-size="12pt" fo:language="en" fo:country="US" fo:font-weight="bold" style:font-size-asian="12pt" style:font-weight-asian="bold" style:font-size-complex="12pt" style:font-weight-complex="bold"/>
    </style:style>
    <style:style style:name="P59" style:family="paragraph" style:parent-style-name="Standard">
      <style:text-properties style:font-name="Liberation Sans1" fo:font-size="12pt" fo:language="en" fo:country="US" fo:font-weight="bold" officeooo:paragraph-rsid="00510c20" style:font-size-asian="12pt" style:font-weight-asian="bold" style:font-size-complex="12pt" style:font-weight-complex="bold"/>
    </style:style>
    <style:style style:name="P60" style:family="paragraph" style:parent-style-name="Standard">
      <style:text-properties style:font-name="Liberation Sans1" fo:font-size="12pt" fo:language="en" fo:country="US" fo:font-weight="bold" officeooo:rsid="004dcd95" officeooo:paragraph-rsid="00104f1f" style:font-size-asian="12pt" style:font-weight-asian="bold" style:font-size-complex="12pt" style:font-weight-complex="bold"/>
    </style:style>
    <style:style style:name="P61" style:family="paragraph" style:parent-style-name="Standard">
      <style:paragraph-properties fo:break-before="page"/>
      <style:text-properties style:font-name="Liberation Sans1" fo:font-size="12pt" fo:language="en" fo:country="US" fo:font-weight="bold" officeooo:rsid="00104f1f" officeooo:paragraph-rsid="00524a1d" style:font-size-asian="12pt" style:font-weight-asian="bold" style:font-size-complex="12pt" style:font-weight-complex="bold"/>
    </style:style>
    <style:style style:name="P62" style:family="paragraph" style:parent-style-name="Standard">
      <style:paragraph-properties fo:break-before="column"/>
      <style:text-properties style:font-name="Liberation Sans1" fo:font-size="12pt" fo:language="en" fo:country="US" fo:font-weight="bold" officeooo:rsid="007f8963" officeooo:paragraph-rsid="013fe9ec" style:font-size-asian="12pt" style:font-weight-asian="bold" style:font-size-complex="12pt" style:font-weight-complex="bold"/>
    </style:style>
    <style:style style:name="P63" style:family="paragraph" style:parent-style-name="Standard">
      <style:text-properties style:font-name="Liberation Sans1" fo:font-size="12pt" fo:language="en" fo:country="US" fo:font-weight="bold" officeooo:rsid="007f8963" officeooo:paragraph-rsid="013fe9ec" style:font-size-asian="12pt" style:font-weight-asian="bold" style:font-size-complex="12pt" style:font-weight-complex="bold"/>
    </style:style>
    <style:style style:name="P64" style:family="paragraph" style:parent-style-name="Standard">
      <style:paragraph-properties fo:break-before="column"/>
      <style:text-properties style:font-name="Liberation Sans1" fo:font-size="12pt" fo:language="en" fo:country="US" fo:font-weight="bold" officeooo:rsid="007f8963" officeooo:paragraph-rsid="0140b26b" style:font-size-asian="12pt" style:font-weight-asian="bold" style:font-size-complex="12pt" style:font-weight-complex="bold"/>
    </style:style>
    <style:style style:name="P65" style:family="paragraph" style:parent-style-name="Standard">
      <style:paragraph-properties fo:break-before="page"/>
      <style:text-properties style:font-name="Liberation Sans1" fo:font-size="12pt" fo:language="en" fo:country="US" fo:font-weight="bold" officeooo:rsid="007f8963" officeooo:paragraph-rsid="0142ad15" style:font-size-asian="12pt" style:font-weight-asian="bold" style:font-size-complex="12pt" style:font-weight-complex="bold"/>
    </style:style>
    <style:style style:name="P66" style:family="paragraph" style:parent-style-name="Standard">
      <style:text-properties style:font-name="Liberation Sans1" fo:font-size="12pt" fo:language="en" fo:country="US" fo:font-weight="bold" officeooo:rsid="007f8963" officeooo:paragraph-rsid="0142ad15" style:font-size-asian="12pt" style:font-weight-asian="bold" style:font-size-complex="12pt" style:font-weight-complex="bold"/>
    </style:style>
    <style:style style:name="P67" style:family="paragraph" style:parent-style-name="Standard">
      <style:paragraph-properties fo:break-before="column"/>
      <style:text-properties style:font-name="Liberation Sans1" fo:font-size="12pt" fo:language="en" fo:country="US" fo:font-weight="bold" officeooo:rsid="00766443" officeooo:paragraph-rsid="013bf727" style:font-size-asian="12pt" style:font-weight-asian="bold" style:font-size-complex="12pt" style:font-weight-complex="bold"/>
    </style:style>
    <style:style style:name="P68" style:family="paragraph" style:parent-style-name="Standard">
      <style:text-properties style:font-name="Liberation Sans1" fo:font-size="12pt" fo:language="en" fo:country="US" fo:font-weight="bold" officeooo:rsid="00524a1d" officeooo:paragraph-rsid="00524a1d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break-before="page"/>
      <style:text-properties style:font-name="Liberation Sans1" fo:font-size="12pt" fo:language="en" fo:country="US" fo:font-weight="bold" officeooo:rsid="00524a1d" officeooo:paragraph-rsid="00524a1d" style:font-size-asian="10.5pt" style:font-weight-asian="bold" style:font-size-complex="12pt" style:font-weight-complex="bold"/>
    </style:style>
    <style:style style:name="P70" style:family="paragraph" style:parent-style-name="Standard" style:master-page-name="">
      <style:paragraph-properties style:page-number="auto" fo:break-before="column"/>
      <style:text-properties style:font-name="Liberation Sans1" fo:font-size="12pt" fo:language="en" fo:country="US" fo:font-weight="bold" officeooo:rsid="00524a1d" officeooo:paragraph-rsid="005b1887" style:font-size-asian="10.5pt" style:font-weight-asian="bold" style:font-size-complex="12pt" style:font-weight-complex="bold"/>
    </style:style>
    <style:style style:name="P71" style:family="paragraph" style:parent-style-name="Standard">
      <style:text-properties style:font-name="Liberation Sans1" fo:font-size="12pt" fo:language="en" fo:country="US" fo:font-weight="normal" officeooo:rsid="00524a1d" officeooo:paragraph-rsid="005b1887" style:font-size-asian="10.5pt" style:font-weight-asian="normal" style:font-size-complex="12pt" style:font-weight-complex="normal"/>
    </style:style>
    <style:style style:name="P72" style:family="paragraph" style:parent-style-name="Standard" style:master-page-name="">
      <style:paragraph-properties style:page-number="auto" fo:break-before="column"/>
      <style:text-properties style:font-name="Liberation Sans1" fo:font-size="12pt" fo:language="en" fo:country="US" officeooo:rsid="00104f1f" officeooo:paragraph-rsid="00524a1d" style:font-size-asian="12pt" style:font-size-complex="12pt"/>
    </style:style>
    <style:style style:name="P73" style:family="paragraph" style:parent-style-name="Standard">
      <style:text-properties style:text-position="0% 100%" style:font-name="Liberation Sans1" fo:font-size="10pt" fo:language="en" fo:country="US" officeooo:rsid="00104f1f" officeooo:paragraph-rsid="0032f0e7" style:font-size-asian="10pt" style:font-size-complex="10pt"/>
    </style:style>
    <style:style style:name="P74" style:family="paragraph" style:parent-style-name="Standard">
      <style:text-properties style:text-position="0% 100%" style:font-name="Liberation Sans1" fo:font-size="10pt" fo:language="en" fo:country="US" officeooo:rsid="00104f1f" officeooo:paragraph-rsid="00104f1f" style:font-size-asian="10pt" style:font-size-complex="10pt"/>
    </style:style>
    <style:style style:name="P75" style:family="paragraph" style:parent-style-name="Standard">
      <style:text-properties style:text-position="0% 100%" style:font-name="Liberation Sans1" fo:font-size="10pt" fo:language="en" fo:country="US" officeooo:rsid="00114b91" officeooo:paragraph-rsid="0032f0e7" style:font-size-asian="10pt" style:font-size-complex="10pt"/>
    </style:style>
    <style:style style:name="P76" style:family="paragraph" style:parent-style-name="Standard">
      <style:text-properties style:text-position="0% 100%" style:font-name="Liberation Sans1" fo:font-size="10pt" fo:language="en" fo:country="US" officeooo:rsid="00114b91" officeooo:paragraph-rsid="00114b91" style:font-size-asian="10pt" style:font-size-complex="10pt"/>
    </style:style>
    <style:style style:name="P77" style:family="paragraph" style:parent-style-name="Standard">
      <style:text-properties style:text-position="0% 100%" style:font-name="Liberation Sans1" fo:font-size="10pt" fo:language="en" fo:country="US" officeooo:rsid="00114b91" officeooo:paragraph-rsid="0011f110" style:font-size-asian="10pt" style:font-size-complex="10pt"/>
    </style:style>
    <style:style style:name="P78" style:family="paragraph" style:parent-style-name="Standard">
      <style:text-properties style:text-position="0% 100%" style:font-name="Liberation Sans1" fo:font-size="10pt" fo:language="en" fo:country="US" officeooo:rsid="00114b91" officeooo:paragraph-rsid="00c6c305" style:font-size-asian="10pt" style:font-size-complex="10pt"/>
    </style:style>
    <style:style style:name="P79" style:family="paragraph" style:parent-style-name="Standard">
      <style:text-properties style:text-position="0% 100%" style:font-name="Liberation Sans1" fo:font-size="10pt" fo:language="en" fo:country="US" officeooo:rsid="00114b91" officeooo:paragraph-rsid="01086f43" style:font-size-asian="10pt" style:font-size-complex="10pt"/>
    </style:style>
    <style:style style:name="P80" style:family="paragraph" style:parent-style-name="Standard">
      <style:text-properties style:text-position="0% 100%" style:font-name="Liberation Sans1" fo:font-size="10pt" fo:language="en" fo:country="US" officeooo:rsid="00114b91" officeooo:paragraph-rsid="0134119b" style:font-size-asian="10pt" style:font-size-complex="10pt"/>
    </style:style>
    <style:style style:name="P81" style:family="paragraph" style:parent-style-name="Standard">
      <style:text-properties style:text-position="0% 100%" style:font-name="Liberation Sans1" fo:font-size="10pt" fo:language="en" fo:country="US" officeooo:rsid="0011f110" officeooo:paragraph-rsid="0032f0e7" style:font-size-asian="10pt" style:font-size-complex="10pt"/>
    </style:style>
    <style:style style:name="P82" style:family="paragraph" style:parent-style-name="Standard">
      <style:text-properties style:text-position="0% 100%" style:font-name="Liberation Sans1" fo:font-size="10pt" fo:language="en" fo:country="US" officeooo:rsid="0011f110" officeooo:paragraph-rsid="0011f110" style:font-size-asian="10pt" style:font-size-complex="10pt"/>
    </style:style>
    <style:style style:name="P83" style:family="paragraph" style:parent-style-name="Standard">
      <style:text-properties style:text-position="0% 100%" style:font-name="Liberation Sans1" fo:font-size="10pt" fo:language="en" fo:country="US" officeooo:rsid="001d2303" style:font-size-asian="10pt" style:font-size-complex="10pt"/>
    </style:style>
    <style:style style:name="P84" style:family="paragraph" style:parent-style-name="Standard">
      <style:text-properties style:text-position="0% 100%" style:font-name="Liberation Sans1" fo:font-size="10pt" fo:language="en" fo:country="US" officeooo:rsid="001d2303" officeooo:paragraph-rsid="0032f0e7" style:font-size-asian="10pt" style:font-size-complex="10pt"/>
    </style:style>
    <style:style style:name="P85" style:family="paragraph" style:parent-style-name="Standard">
      <style:text-properties style:text-position="0% 100%" style:font-name="Liberation Sans1" fo:font-size="10pt" fo:language="en" fo:country="US" officeooo:rsid="001d2303" officeooo:paragraph-rsid="001d2303" style:font-size-asian="10pt" style:font-size-complex="10pt"/>
    </style:style>
    <style:style style:name="P86" style:family="paragraph" style:parent-style-name="Standard">
      <style:text-properties style:text-position="0% 100%" style:font-name="Liberation Sans1" fo:font-size="10pt" fo:language="en" fo:country="US" officeooo:rsid="001d2303" officeooo:paragraph-rsid="001e9fb4" style:font-size-asian="10pt" style:font-size-complex="10pt"/>
    </style:style>
    <style:style style:name="P87" style:family="paragraph" style:parent-style-name="Standard">
      <style:text-properties style:text-position="0% 100%" style:font-name="Liberation Sans1" fo:font-size="10pt" fo:language="en" fo:country="US" officeooo:rsid="001d2303" officeooo:paragraph-rsid="0060739a" style:font-size-asian="10pt" style:font-size-complex="10pt"/>
    </style:style>
    <style:style style:name="P88" style:family="paragraph" style:parent-style-name="Standard">
      <style:text-properties style:text-position="0% 100%" style:font-name="Liberation Sans1" fo:font-size="10pt" fo:language="en" fo:country="US" officeooo:rsid="001d2303" officeooo:paragraph-rsid="00a54e80" style:font-size-asian="10pt" style:font-size-complex="10pt"/>
    </style:style>
    <style:style style:name="P89" style:family="paragraph" style:parent-style-name="Standard">
      <style:text-properties style:text-position="0% 100%" style:font-name="Liberation Sans1" fo:font-size="10pt" fo:language="en" fo:country="US" officeooo:rsid="001d2303" officeooo:paragraph-rsid="01086f43" style:font-size-asian="10pt" style:font-size-complex="10pt"/>
    </style:style>
    <style:style style:name="P90" style:family="paragraph" style:parent-style-name="Standard">
      <style:text-properties style:text-position="0% 100%" style:font-name="Liberation Sans1" fo:font-size="10pt" fo:language="en" fo:country="US" officeooo:rsid="001d2303" officeooo:paragraph-rsid="002d345f" style:font-size-asian="10pt" style:font-size-complex="10pt"/>
    </style:style>
    <style:style style:name="P91" style:family="paragraph" style:parent-style-name="Standard">
      <style:text-properties style:text-position="0% 100%" style:font-name="Liberation Sans1" fo:font-size="10pt" fo:language="en" fo:country="US" officeooo:rsid="001d2303" officeooo:paragraph-rsid="0130ea1f" style:font-size-asian="10pt" style:font-size-complex="10pt"/>
    </style:style>
    <style:style style:name="P92" style:family="paragraph" style:parent-style-name="Standard">
      <style:text-properties style:text-position="0% 100%" style:font-name="Liberation Sans1" fo:font-size="10pt" fo:language="en" fo:country="US" officeooo:rsid="001d2303" officeooo:paragraph-rsid="0134119b" style:font-size-asian="10pt" style:font-size-complex="10pt"/>
    </style:style>
    <style:style style:name="P93" style:family="paragraph" style:parent-style-name="Standard">
      <style:text-properties style:text-position="0% 100%" style:font-name="Liberation Sans1" fo:font-size="10pt" fo:language="en" fo:country="US" officeooo:rsid="001129a8" officeooo:paragraph-rsid="001129a8" style:font-size-asian="10pt" style:font-size-complex="10pt"/>
    </style:style>
    <style:style style:name="P94" style:family="paragraph" style:parent-style-name="Standard">
      <style:text-properties style:text-position="0% 100%" style:font-name="Liberation Sans1" fo:font-size="10pt" fo:language="en" fo:country="US" officeooo:rsid="001129a8" officeooo:paragraph-rsid="0060739a" style:font-size-asian="10pt" style:font-size-complex="10pt"/>
    </style:style>
    <style:style style:name="P95" style:family="paragraph" style:parent-style-name="Standard">
      <style:text-properties style:text-position="0% 100%" style:font-name="Liberation Sans1" fo:font-size="10pt" fo:language="en" fo:country="US" officeooo:rsid="001129a8" officeooo:paragraph-rsid="00abf6a3" style:font-size-asian="10pt" style:font-size-complex="10pt"/>
    </style:style>
    <style:style style:name="P96" style:family="paragraph" style:parent-style-name="Standard">
      <style:text-properties style:text-position="0% 100%" style:font-name="Liberation Sans1" fo:font-size="10pt" fo:language="en" fo:country="US" officeooo:rsid="001129a8" officeooo:paragraph-rsid="01086f43" style:font-size-asian="10pt" style:font-size-complex="10pt"/>
    </style:style>
    <style:style style:name="P97" style:family="paragraph" style:parent-style-name="Standard">
      <style:text-properties style:text-position="0% 100%" style:font-name="Liberation Sans1" fo:font-size="10pt" fo:language="en" fo:country="US" officeooo:rsid="001129a8" officeooo:paragraph-rsid="0130ea1f" style:font-size-asian="10pt" style:font-size-complex="10pt"/>
    </style:style>
    <style:style style:name="P98" style:family="paragraph" style:parent-style-name="Standard">
      <style:text-properties style:text-position="0% 100%" style:font-name="Liberation Sans1" fo:font-size="10pt" fo:language="en" fo:country="US" officeooo:rsid="001129a8" officeooo:paragraph-rsid="0134119b" style:font-size-asian="10pt" style:font-size-complex="10pt"/>
    </style:style>
    <style:style style:name="P99" style:family="paragraph" style:parent-style-name="Standard">
      <style:text-properties style:text-position="0% 100%" style:font-name="Liberation Sans1" fo:font-size="10pt" fo:language="en" fo:country="US" officeooo:rsid="00a24691" officeooo:paragraph-rsid="00abf6a3" style:font-size-asian="10pt" style:font-size-complex="10pt"/>
    </style:style>
    <style:style style:name="P100" style:family="paragraph" style:parent-style-name="Standard">
      <style:text-properties style:text-position="0% 100%" style:font-name="Liberation Sans1" fo:font-size="10pt" fo:language="en" fo:country="US" officeooo:rsid="00a24691" officeooo:paragraph-rsid="0130ea1f" style:font-size-asian="10pt" style:font-size-complex="10pt"/>
    </style:style>
    <style:style style:name="P101" style:family="paragraph" style:parent-style-name="Standard">
      <style:text-properties style:text-position="0% 100%" style:font-name="Liberation Sans1" fo:font-size="10pt" fo:language="en" fo:country="US" officeooo:rsid="0139ad5f" officeooo:paragraph-rsid="0139ad5f" style:font-size-asian="10pt" style:font-size-complex="10pt"/>
    </style:style>
    <style:style style:name="P102" style:family="paragraph" style:parent-style-name="Standard">
      <style:text-properties style:text-position="0% 100%" style:font-name="Liberation Sans1" fo:font-size="10pt" fo:language="en" fo:country="US" officeooo:rsid="0072a058" style:font-size-asian="10pt" style:font-size-complex="10pt"/>
    </style:style>
    <style:style style:name="P103" style:family="paragraph" style:parent-style-name="Standard">
      <style:text-properties style:text-position="0% 100%" style:font-name="Liberation Sans1" fo:font-size="10pt" fo:language="en" fo:country="US" officeooo:rsid="0131fb68" officeooo:paragraph-rsid="0151e1ac" style:font-size-asian="10pt" style:font-size-complex="10pt"/>
    </style:style>
    <style:style style:name="P104" style:family="paragraph" style:parent-style-name="Standard">
      <style:text-properties style:text-position="0% 100%" style:font-name="Liberation Sans1" fo:font-size="10pt" fo:language="en" fo:country="US" fo:font-weight="normal" officeooo:rsid="001129a8" officeooo:paragraph-rsid="005c1065" style:font-size-asian="10pt" style:font-weight-asian="normal" style:font-size-complex="10pt" style:font-weight-complex="normal"/>
    </style:style>
    <style:style style:name="P105" style:family="paragraph" style:parent-style-name="Standard">
      <style:text-properties style:text-position="0% 100%" style:font-name="Liberation Sans1" fo:font-size="10pt" fo:language="en" fo:country="US" fo:font-weight="normal" officeooo:rsid="001129a8" officeooo:paragraph-rsid="01086f43" style:font-size-asian="10pt" style:font-weight-asian="normal" style:font-size-complex="10pt" style:font-weight-complex="normal"/>
    </style:style>
    <style:style style:name="P106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060739a" style:font-size-asian="10pt" style:font-weight-asian="normal" style:font-size-complex="10pt" style:font-weight-complex="normal"/>
    </style:style>
    <style:style style:name="P107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0c754ba" style:font-size-asian="10pt" style:font-weight-asian="normal" style:font-size-complex="10pt" style:font-weight-complex="normal"/>
    </style:style>
    <style:style style:name="P108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1366997" style:font-size-asian="10pt" style:font-weight-asian="normal" style:font-size-complex="10pt" style:font-weight-complex="normal"/>
    </style:style>
    <style:style style:name="P109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134119b" style:font-size-asian="10pt" style:font-weight-asian="normal" style:font-size-complex="10pt" style:font-weight-complex="normal"/>
    </style:style>
    <style:style style:name="P110" style:family="paragraph" style:parent-style-name="Standard">
      <style:text-properties style:text-position="0% 100%" style:font-name="Liberation Sans1" fo:font-size="10pt" fo:language="en" fo:country="US" fo:font-weight="normal" officeooo:rsid="00938b8a" officeooo:paragraph-rsid="013fe9ec" style:font-size-asian="10pt" style:font-weight-asian="normal" style:font-size-complex="10pt" style:font-weight-complex="normal"/>
    </style:style>
    <style:style style:name="P111" style:family="paragraph" style:parent-style-name="Standard">
      <style:text-properties style:text-position="0% 100%" style:font-name="Liberation Sans1" fo:font-size="10pt" fo:language="en" fo:country="US" fo:font-weight="normal" officeooo:rsid="00938b8a" officeooo:paragraph-rsid="0103cf83" style:font-size-asian="10pt" style:font-weight-asian="normal" style:font-size-complex="10pt" style:font-weight-complex="normal"/>
    </style:style>
    <style:style style:name="P112" style:family="paragraph" style:parent-style-name="Standard">
      <style:text-properties style:text-position="0% 100%" style:font-name="Liberation Sans1" fo:font-size="10pt" fo:language="en" fo:country="US" fo:font-weight="normal" officeooo:rsid="001c5ad4" officeooo:paragraph-rsid="00abf6a3" style:font-size-asian="10pt" style:font-weight-asian="normal" style:font-size-complex="10pt" style:font-weight-complex="normal"/>
    </style:style>
    <style:style style:name="P113" style:family="paragraph" style:parent-style-name="Standard">
      <style:text-properties style:text-position="0% 100%" style:font-name="Liberation Sans1" fo:font-size="10pt" fo:language="en" fo:country="US" fo:font-weight="normal" officeooo:rsid="0140b26b" officeooo:paragraph-rsid="0140b26b" style:font-size-asian="10pt" style:font-weight-asian="normal" style:font-size-complex="10pt" style:font-weight-complex="normal"/>
    </style:style>
    <style:style style:name="P114" style:family="paragraph" style:parent-style-name="Standard">
      <style:text-properties style:text-position="0% 100%" style:font-name="Liberation Sans1" fo:font-size="10pt" fo:language="en" fo:country="US" fo:font-weight="normal" officeooo:rsid="0142ad15" officeooo:paragraph-rsid="0142ad15" style:font-size-asian="10pt" style:font-weight-asian="normal" style:font-size-complex="10pt" style:font-weight-complex="normal"/>
    </style:style>
    <style:style style:name="P115" style:family="paragraph" style:parent-style-name="Standard">
      <style:text-properties style:text-position="0% 100%" style:font-name="Liberation Sans1" fo:font-size="10pt" fo:language="en" fo:country="US" fo:font-weight="normal" officeooo:rsid="014c70bc" officeooo:paragraph-rsid="014e4295" style:font-size-asian="10pt" style:font-weight-asian="normal" style:font-size-complex="10pt" style:font-weight-complex="normal"/>
    </style:style>
    <style:style style:name="P116" style:family="paragraph" style:parent-style-name="Standard">
      <style:text-properties style:text-position="0% 100%" style:font-name="Liberation Sans1" fo:font-size="10pt" fo:language="en" fo:country="US" fo:font-weight="normal" officeooo:rsid="0131fb68" officeooo:paragraph-rsid="013b947e" style:font-size-asian="10pt" style:font-weight-asian="normal" style:font-size-complex="10pt" style:font-weight-complex="normal"/>
    </style:style>
    <style:style style:name="P117" style:family="paragraph" style:parent-style-name="Standard">
      <style:text-properties style:text-position="0% 100%" style:font-name="Liberation Sans1" fo:font-size="10pt" fo:language="en" fo:country="US" fo:font-weight="normal" officeooo:rsid="01569fea" officeooo:paragraph-rsid="01569fea" style:font-size-asian="10pt" style:font-weight-asian="normal" style:font-size-complex="10pt" style:font-weight-complex="normal"/>
    </style:style>
    <style:style style:name="P118" style:family="paragraph" style:parent-style-name="Standard">
      <style:text-properties style:text-position="0% 100%" style:font-name="Liberation Sans1" fo:font-size="10pt" fo:language="en" fo:country="US" fo:font-weight="normal" officeooo:rsid="01569fea" officeooo:paragraph-rsid="0158d687" style:font-size-asian="10pt" style:font-weight-asian="normal" style:font-size-complex="10pt" style:font-weight-complex="normal"/>
    </style:style>
    <style:style style:name="P119" style:family="paragraph" style:parent-style-name="Standard">
      <style:text-properties style:text-position="0% 100%" style:font-name="Liberation Sans1" fo:font-size="10pt" fo:language="en" fo:country="US" fo:font-weight="normal" officeooo:rsid="01569fea" officeooo:paragraph-rsid="0160a7a2" style:font-size-asian="10pt" style:font-weight-asian="normal" style:font-size-complex="10pt" style:font-weight-complex="normal"/>
    </style:style>
    <style:style style:name="P120" style:family="paragraph" style:parent-style-name="Standard">
      <style:text-properties style:text-position="0% 100%" style:font-name="Liberation Sans1" fo:font-size="10pt" fo:language="en" fo:country="US" fo:font-weight="normal" officeooo:rsid="01445252" officeooo:paragraph-rsid="0142ad15" style:font-size-asian="10pt" style:font-weight-asian="normal" style:font-size-complex="10pt" style:font-weight-complex="normal"/>
    </style:style>
    <style:style style:name="P121" style:family="paragraph" style:parent-style-name="Standard">
      <style:text-properties style:text-position="0% 100%" style:font-name="Liberation Sans1" fo:font-size="10pt" fo:language="en" fo:country="US" fo:font-weight="normal" officeooo:rsid="015ed794" officeooo:paragraph-rsid="015ed794" style:font-size-asian="10pt" style:font-weight-asian="normal" style:font-size-complex="10pt" style:font-weight-complex="normal"/>
    </style:style>
    <style:style style:name="P122" style:family="paragraph" style:parent-style-name="Standard">
      <style:text-properties style:text-position="0% 100%" style:font-name="Liberation Sans1" fo:font-size="10pt" fo:language="en" fo:country="US" fo:font-weight="normal" officeooo:rsid="014f4f46" officeooo:paragraph-rsid="014f4f46" style:font-size-asian="10pt" style:font-weight-asian="normal" style:font-size-complex="10pt" style:font-weight-complex="normal"/>
    </style:style>
    <style:style style:name="P123" style:family="paragraph" style:parent-style-name="Standard">
      <style:text-properties style:text-position="0% 100%" style:font-name="Liberation Sans1" fo:font-size="10pt" fo:language="en" fo:country="US" fo:font-weight="bold" officeooo:rsid="0130ea1f" officeooo:paragraph-rsid="0130ea1f" style:font-size-asian="10pt" style:font-weight-asian="bold" style:font-size-complex="10pt" style:font-weight-complex="bold"/>
    </style:style>
    <style:style style:name="P124" style:family="paragraph" style:parent-style-name="Standard">
      <style:text-properties style:text-position="0% 100%" style:font-name="Liberation Sans1" fo:font-size="10pt" fo:language="en" fo:country="US" fo:font-weight="bold" officeooo:rsid="014f4f46" officeooo:paragraph-rsid="014f4f46" style:font-size-asian="10pt" style:font-weight-asian="bold" style:font-size-complex="10pt" style:font-weight-complex="bold"/>
    </style:style>
    <style:style style:name="P125" style:family="paragraph" style:parent-style-name="Standard">
      <style:text-properties style:text-position="0% 100%" style:font-name="Liberation Sans1" fo:font-size="10pt" officeooo:rsid="00ec19a8" officeooo:paragraph-rsid="00ec19a8" style:font-size-asian="10pt" style:font-size-complex="10pt"/>
    </style:style>
    <style:style style:name="P126" style:family="paragraph" style:parent-style-name="Standard">
      <style:text-properties style:text-position="0% 100%" style:font-name="Liberation Sans1" fo:font-size="10pt" officeooo:rsid="00ea2c8e" officeooo:paragraph-rsid="00ea2c8e" style:font-size-asian="10pt" style:font-size-complex="10pt"/>
    </style:style>
    <style:style style:name="P127" style:family="paragraph" style:parent-style-name="Standard">
      <style:text-properties style:text-position="0% 100%" style:font-name="Liberation Sans1" fo:font-size="10pt" officeooo:rsid="013d1165" officeooo:paragraph-rsid="013d1165" style:font-size-asian="10pt" style:font-size-complex="10pt"/>
    </style:style>
    <style:style style:name="P128" style:family="paragraph" style:parent-style-name="Standard">
      <style:text-properties style:text-position="0% 100%" style:font-name="Liberation Sans1" fo:font-size="10pt" fo:font-weight="normal" officeooo:rsid="013d1165" officeooo:paragraph-rsid="013d1165" style:font-size-asian="10pt" style:font-weight-asian="normal" style:font-size-complex="10pt" style:font-weight-complex="normal"/>
    </style:style>
    <style:style style:name="P129" style:family="paragraph" style:parent-style-name="Standard">
      <style:text-properties style:text-position="0% 100%" style:font-name="Liberation Sans1" fo:font-size="10pt" fo:font-weight="normal" officeooo:rsid="013d1165" officeooo:paragraph-rsid="013d689d" style:font-size-asian="10pt" style:font-weight-asian="normal" style:font-size-complex="10pt" style:font-weight-complex="normal"/>
    </style:style>
    <style:style style:name="P130" style:family="paragraph" style:parent-style-name="Standard">
      <style:text-properties style:text-position="0% 100%" style:font-name="Liberation Sans1" fo:font-size="10pt" fo:font-weight="normal" officeooo:rsid="013d689d" officeooo:paragraph-rsid="013d689d" style:font-size-asian="10pt" style:font-weight-asian="normal" style:font-size-complex="10pt" style:font-weight-complex="normal"/>
    </style:style>
    <style:style style:name="P131" style:family="paragraph" style:parent-style-name="Standard">
      <style:text-properties style:text-position="0% 100%" style:font-name="Liberation Sans1" fo:font-size="10pt" fo:font-weight="normal" officeooo:rsid="00ea2c8e" officeooo:paragraph-rsid="013e0316" style:font-size-asian="10pt" style:font-weight-asian="normal" style:font-size-complex="10pt" style:font-weight-complex="normal"/>
    </style:style>
    <style:style style:name="P132" style:family="paragraph" style:parent-style-name="Standard">
      <style:text-properties style:text-position="0% 100%" style:font-name="Liberation Sans1" fo:font-size="10pt" fo:font-weight="normal" officeooo:rsid="00ea2c8e" officeooo:paragraph-rsid="00ea2c8e" style:font-size-asian="10pt" style:font-weight-asian="normal" style:font-size-complex="10pt" style:font-weight-complex="normal"/>
    </style:style>
    <style:style style:name="P133" style:family="paragraph" style:parent-style-name="Standard">
      <style:text-properties style:text-position="0% 100%" style:font-name="Liberation Sans1" fo:font-size="10pt" fo:font-weight="normal" officeooo:rsid="0154196b" officeooo:paragraph-rsid="0154196b" style:font-size-asian="10pt" style:font-weight-asian="normal" style:font-size-complex="10pt" style:font-weight-complex="normal"/>
    </style:style>
    <style:style style:name="P134" style:family="paragraph" style:parent-style-name="Standard">
      <style:text-properties style:text-position="0% 100%" style:font-name="Liberation Sans1" fo:font-size="10pt" fo:font-weight="normal" officeooo:rsid="013e0316" officeooo:paragraph-rsid="013e0316" style:font-size-asian="10pt" style:font-weight-asian="normal" style:font-size-complex="10pt" style:font-weight-complex="normal"/>
    </style:style>
    <style:style style:name="P135" style:family="paragraph" style:parent-style-name="Standard">
      <style:text-properties style:text-position="sub 58%" style:font-name="Liberation Sans1" fo:font-size="10pt" fo:language="en" fo:country="US" officeooo:rsid="001129a8" officeooo:paragraph-rsid="00344165" style:font-size-asian="10pt" style:font-size-complex="10pt"/>
    </style:style>
    <style:style style:name="P136" style:family="paragraph" style:parent-style-name="Standard">
      <style:text-properties officeooo:paragraph-rsid="0099a6c3"/>
    </style:style>
    <style:style style:name="P137" style:family="paragraph" style:parent-style-name="Standard">
      <style:text-properties officeooo:paragraph-rsid="01248f82"/>
    </style:style>
    <style:style style:name="P138" style:family="paragraph" style:parent-style-name="Standard">
      <style:text-properties officeooo:paragraph-rsid="01151b17"/>
    </style:style>
    <style:style style:name="P139" style:family="paragraph" style:parent-style-name="Standard">
      <style:paragraph-properties fo:break-before="column"/>
      <style:text-properties fo:font-size="12pt" fo:language="en" fo:country="US" fo:font-weight="bold" officeooo:rsid="00766443" officeooo:paragraph-rsid="00d14837" style:font-size-asian="12pt" style:font-weight-asian="bold" style:font-size-complex="12pt" style:font-weight-complex="bold"/>
    </style:style>
    <style:style style:name="P140" style:family="paragraph" style:parent-style-name="Standard" style:master-page-name="">
      <style:paragraph-properties style:page-number="auto" fo:break-before="column"/>
    </style:style>
    <style:style style:name="P141" style:family="paragraph" style:parent-style-name="Standard">
      <style:text-properties fo:language="en" fo:country="US" officeooo:rsid="012eb4e9" officeooo:paragraph-rsid="012eb4e9"/>
    </style:style>
    <style:style style:name="P142" style:family="paragraph" style:parent-style-name="Standard">
      <style:text-properties fo:language="en" fo:country="US" officeooo:rsid="012eb4e9" officeooo:paragraph-rsid="014903bd"/>
    </style:style>
    <style:style style:name="P143" style:family="paragraph" style:parent-style-name="Standard">
      <style:text-properties fo:language="en" fo:country="US" officeooo:rsid="012ed03c" officeooo:paragraph-rsid="012ed03c"/>
    </style:style>
    <style:style style:name="P144" style:family="paragraph" style:parent-style-name="Standard">
      <style:text-properties fo:language="en" fo:country="US" fo:font-style="normal" officeooo:paragraph-rsid="0163d069" style:font-style-asian="normal" style:font-style-complex="normal"/>
    </style:style>
    <style:style style:name="P145" style:family="paragraph" style:parent-style-name="Standard">
      <style:text-properties officeooo:paragraph-rsid="005c1065"/>
    </style:style>
    <style:style style:name="P146" style:family="paragraph" style:parent-style-name="Standard">
      <style:text-properties officeooo:paragraph-rsid="01366997"/>
    </style:style>
    <style:style style:name="P147" style:family="paragraph" style:parent-style-name="Standard">
      <style:text-properties style:text-position="0% 100%" style:font-name="Liberation Sans1" fo:font-size="10pt" fo:language="en" fo:country="US" fo:font-weight="bold" officeooo:rsid="0139ad5f" officeooo:paragraph-rsid="013bf727" style:font-size-asian="10pt" style:font-weight-asian="bold" style:font-size-complex="10pt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0fe0a6"/>
    </style:style>
    <style:style style:name="T3" style:family="text">
      <style:text-properties style:text-position="0% 100%" fo:font-weight="normal" officeooo:rsid="001c5ad4" style:font-weight-asian="normal" style:font-weight-complex="normal"/>
    </style:style>
    <style:style style:name="T4" style:family="text">
      <style:text-properties style:text-position="0% 100%" fo:font-weight="normal" officeooo:rsid="00b21ada" style:font-weight-asian="normal" style:font-weight-complex="normal"/>
    </style:style>
    <style:style style:name="T5" style:family="text">
      <style:text-properties style:text-position="0% 100%" fo:font-weight="normal" officeooo:rsid="00ba84d9" style:font-weight-asian="normal" style:font-weight-complex="normal"/>
    </style:style>
    <style:style style:name="T6" style:family="text">
      <style:text-properties style:text-position="0% 100%" fo:font-weight="normal" officeooo:rsid="00c6c305" style:font-weight-asian="normal" style:font-weight-complex="normal"/>
    </style:style>
    <style:style style:name="T7" style:family="text">
      <style:text-properties style:text-position="0% 100%" fo:font-weight="normal" officeooo:rsid="0129897a" style:font-weight-asian="normal" style:font-weight-complex="normal"/>
    </style:style>
    <style:style style:name="T8" style:family="text">
      <style:text-properties style:text-position="0% 100%" fo:font-weight="normal" officeooo:rsid="01366997" style:font-weight-asian="normal" style:font-weight-complex="normal"/>
    </style:style>
    <style:style style:name="T9" style:family="text">
      <style:text-properties style:text-position="0% 100%" fo:font-weight="normal" officeooo:rsid="014c70bc" style:font-weight-asian="normal" style:font-weight-complex="normal"/>
    </style:style>
    <style:style style:name="T10" style:family="text">
      <style:text-properties style:text-position="0% 100%" officeooo:rsid="001129a8"/>
    </style:style>
    <style:style style:name="T11" style:family="text">
      <style:text-properties style:text-position="0% 100%" officeooo:rsid="00114b91"/>
    </style:style>
    <style:style style:name="T12" style:family="text">
      <style:text-properties style:text-position="0% 100%" officeooo:rsid="001d2303"/>
    </style:style>
    <style:style style:name="T13" style:family="text">
      <style:text-properties style:text-position="0% 100%" officeooo:rsid="001c5ad4"/>
    </style:style>
    <style:style style:name="T14" style:family="text">
      <style:text-properties style:text-position="0% 100%" officeooo:rsid="00135142"/>
    </style:style>
    <style:style style:name="T15" style:family="text">
      <style:text-properties style:text-position="0% 100%" fo:font-weight="bold" style:font-weight-asian="bold" style:font-weight-complex="bold"/>
    </style:style>
    <style:style style:name="T16" style:family="text">
      <style:text-properties style:text-position="0% 100%" fo:font-weight="bold" officeooo:rsid="001c5ad4" style:font-weight-asian="bold" style:font-weight-complex="bold"/>
    </style:style>
    <style:style style:name="T17" style:family="text">
      <style:text-properties style:text-position="0% 100%" fo:font-weight="bold" officeooo:rsid="000fe0a6" style:font-weight-asian="bold" style:font-weight-complex="bold"/>
    </style:style>
    <style:style style:name="T18" style:family="text">
      <style:text-properties style:text-position="0% 100%" fo:font-weight="bold" officeooo:rsid="0072e30b" style:font-weight-asian="bold" style:font-weight-complex="bold"/>
    </style:style>
    <style:style style:name="T19" style:family="text">
      <style:text-properties style:text-position="0% 100%" fo:font-weight="bold" officeooo:rsid="0077fd05" style:font-weight-asian="bold" style:font-weight-complex="bold"/>
    </style:style>
    <style:style style:name="T20" style:family="text">
      <style:text-properties style:text-position="0% 100%" fo:font-weight="bold" officeooo:rsid="0103cf83" style:font-weight-asian="bold" style:font-weight-complex="bold"/>
    </style:style>
    <style:style style:name="T21" style:family="text">
      <style:text-properties style:text-position="0% 100%" officeooo:rsid="004dcd95"/>
    </style:style>
    <style:style style:name="T22" style:family="text">
      <style:text-properties style:text-position="0% 100%" officeooo:rsid="00629f5b"/>
    </style:style>
    <style:style style:name="T23" style:family="text">
      <style:text-properties style:text-position="0% 100%" style:font-name="Liberation Sans1" fo:font-size="10pt" style:font-size-asian="10pt" style:font-size-complex="10pt"/>
    </style:style>
    <style:style style:name="T24" style:family="text">
      <style:text-properties style:text-position="0% 100%" style:font-name="Liberation Sans1" fo:font-size="10pt" officeooo:rsid="001e9fb4" style:font-size-asian="10pt" style:font-size-complex="10pt"/>
    </style:style>
    <style:style style:name="T25" style:family="text">
      <style:text-properties style:text-position="0% 100%" style:font-name="Liberation Sans1" fo:font-size="10pt" officeooo:rsid="00114b91" style:font-size-asian="10pt" style:font-size-complex="10pt"/>
    </style:style>
    <style:style style:name="T26" style:family="text">
      <style:text-properties style:text-position="0% 100%" style:font-name="Liberation Sans1" fo:font-size="10pt" officeooo:rsid="00629f5b" style:font-size-asian="10pt" style:font-size-complex="10pt"/>
    </style:style>
    <style:style style:name="T27" style:family="text">
      <style:text-properties style:text-position="0% 100%" style:font-name="Liberation Sans1" fo:font-size="10pt" officeooo:rsid="0153b157" style:font-size-asian="10pt" style:font-size-complex="10pt"/>
    </style:style>
    <style:style style:name="T28" style:family="text">
      <style:text-properties style:text-position="0% 100%" style:font-name="Liberation Sans1" fo:font-size="10pt" officeooo:rsid="01555488" style:font-size-asian="10pt" style:font-size-complex="10pt"/>
    </style:style>
    <style:style style:name="T29" style:family="text">
      <style:text-properties style:text-position="0% 100%" style:font-name="Liberation Sans1" fo:font-size="10pt" officeooo:rsid="015d430e" style:font-size-asian="10pt" style:font-size-complex="10pt"/>
    </style:style>
    <style:style style:name="T30" style:family="text">
      <style:text-properties style:text-position="0% 100%" style:font-name="Liberation Sans1" fo:font-size="10pt" fo:font-weight="normal" officeooo:rsid="001e9fb4" style:font-size-asian="10pt" style:font-weight-asian="normal" style:font-size-complex="10pt" style:font-weight-complex="normal"/>
    </style:style>
    <style:style style:name="T31" style:family="text">
      <style:text-properties style:text-position="0% 100%" style:font-name="Liberation Sans1" fo:font-size="10pt" fo:font-weight="normal" officeooo:rsid="0163d069" style:font-size-asian="10pt" style:font-weight-asian="normal" style:font-size-complex="10pt" style:font-weight-complex="normal"/>
    </style:style>
    <style:style style:name="T32" style:family="text">
      <style:text-properties style:text-position="0% 100%" style:font-name="Liberation Sans1" fo:font-size="10pt" fo:language="en" fo:country="US" fo:font-weight="normal" officeooo:rsid="001d2303" style:font-size-asian="10pt" style:font-weight-asian="normal" style:font-size-complex="10pt" style:font-weight-complex="normal"/>
    </style:style>
    <style:style style:name="T33" style:family="text">
      <style:text-properties style:text-position="0% 100%"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34" style:family="text">
      <style:text-properties style:text-position="0% 100%" style:font-name="Liberation Sans1" fo:font-size="10pt" fo:language="en" fo:country="US" officeooo:rsid="0011f110" style:font-size-asian="10pt" style:font-size-complex="10pt"/>
    </style:style>
    <style:style style:name="T35" style:family="text">
      <style:text-properties style:text-position="0% 100%" style:font-name="Liberation Sans1" fo:font-size="10pt" fo:language="en" fo:country="US" officeooo:rsid="00114b91" style:font-size-asian="10pt" style:font-size-complex="10pt"/>
    </style:style>
    <style:style style:name="T36" style:family="text">
      <style:text-properties style:text-position="0% 100%" style:font-name="Liberation Sans1" fo:font-size="10pt" fo:language="en" fo:country="US" officeooo:rsid="007463c0" style:font-size-asian="10pt" style:font-size-complex="10pt"/>
    </style:style>
    <style:style style:name="T37" style:family="text">
      <style:text-properties style:text-position="0% 100%" style:font-name="Liberation Sans1" fo:font-size="10pt" fo:language="en" fo:country="US" officeooo:rsid="01248f82" style:font-size-asian="10pt" style:font-size-complex="10pt"/>
    </style:style>
    <style:style style:name="T38" style:family="text">
      <style:text-properties style:text-position="0% 100%" style:font-name="Liberation Sans1" fo:font-size="10pt" fo:language="en" fo:country="US" officeooo:rsid="012aca50" style:font-size-asian="10pt" style:font-size-complex="10pt"/>
    </style:style>
    <style:style style:name="T39" style:family="text">
      <style:text-properties style:text-position="0% 100%" style:font-name="Liberation Sans1" fo:font-size="10pt" fo:language="en" fo:country="US" officeooo:rsid="012c74f0" style:font-size-asian="10pt" style:font-size-complex="10pt"/>
    </style:style>
    <style:style style:name="T40" style:family="text">
      <style:text-properties style:text-position="0% 100%" style:font-name="Liberation Sans1" fo:font-size="10pt" fo:language="en" fo:country="US" officeooo:rsid="01340ac9" style:font-size-asian="10pt" style:font-size-complex="10pt"/>
    </style:style>
    <style:style style:name="T41" style:family="text">
      <style:text-properties style:text-position="0% 100%" style:font-name="Liberation Sans1" fo:font-size="10pt" style:font-name-asian="Noto Sans CJK SC Regular" style:font-size-asian="10pt" style:font-name-complex="FreeSans2" style:font-size-complex="10pt"/>
    </style:style>
    <style:style style:name="T42" style:family="text">
      <style:text-properties style:text-position="0% 100%" style:font-name="Liberation Sans1" fo:font-size="10pt" officeooo:rsid="014903bd" style:font-name-asian="Noto Sans CJK SC Regular" style:font-size-asian="10pt" style:font-name-complex="FreeSans2" style:font-size-complex="10pt"/>
    </style:style>
    <style:style style:name="T43" style:family="text">
      <style:text-properties style:text-position="0% 100%" style:font-name="Liberation Sans1" fo:font-size="10pt" officeooo:rsid="00987bcd" style:font-name-asian="Noto Sans CJK SC Regular" style:font-size-asian="10pt" style:font-name-complex="FreeSans2" style:font-size-complex="10pt"/>
    </style:style>
    <style:style style:name="T44" style:family="text">
      <style:text-properties style:text-position="0% 100%" style:font-name="Liberation Sans1" fo:font-size="10pt" officeooo:rsid="014aa873" style:font-name-asian="Noto Sans CJK SC Regular" style:font-size-asian="10pt" style:font-name-complex="FreeSans2" style:font-size-complex="10pt"/>
    </style:style>
    <style:style style:name="T45" style:family="text">
      <style:text-properties style:text-position="0% 100%" style:font-name="Liberation Sans1" fo:font-size="10pt" officeooo:rsid="01645aca" style:font-name-asian="Noto Sans CJK SC Regular" style:font-size-asian="10pt" style:font-name-complex="FreeSans2" style:font-size-complex="10pt"/>
    </style:style>
    <style:style style:name="T46" style:family="text">
      <style:text-properties style:text-position="0% 100%" officeooo:rsid="0072e30b"/>
    </style:style>
    <style:style style:name="T47" style:family="text">
      <style:text-properties style:text-position="0% 100%" officeooo:rsid="0077fd05"/>
    </style:style>
    <style:style style:name="T48" style:family="text">
      <style:text-properties style:text-position="0% 100%" officeooo:rsid="001e9fb4"/>
    </style:style>
    <style:style style:name="T49" style:family="text">
      <style:text-properties style:text-position="0% 100%" officeooo:rsid="0103cf83"/>
    </style:style>
    <style:style style:name="T50" style:family="text">
      <style:text-properties style:text-position="0% 100%" officeooo:rsid="0112266d"/>
    </style:style>
    <style:style style:name="T51" style:family="text">
      <style:text-properties style:text-position="0% 100%" officeooo:rsid="01248f82"/>
    </style:style>
    <style:style style:name="T52" style:family="text">
      <style:text-properties style:text-position="0% 100%" officeooo:rsid="012c74f0"/>
    </style:style>
    <style:style style:name="T53" style:family="text">
      <style:text-properties style:text-position="0% 100%" officeooo:rsid="005c1065"/>
    </style:style>
    <style:style style:name="T54" style:family="text">
      <style:text-properties style:text-position="0% 100%" officeooo:rsid="006381b9"/>
    </style:style>
    <style:style style:name="T55" style:family="text">
      <style:text-properties style:text-position="0% 100%" officeooo:rsid="00c754ba"/>
    </style:style>
    <style:style style:name="T56" style:family="text">
      <style:text-properties style:text-position="0% 100%" fo:font-size="10pt" fo:font-weight="normal" officeooo:rsid="0140b26b" style:font-size-asian="10pt" style:font-weight-asian="normal" style:font-size-complex="10pt" style:font-weight-complex="normal"/>
    </style:style>
    <style:style style:name="T57" style:family="text">
      <style:text-properties style:text-position="0% 100%" fo:font-size="10pt" fo:font-weight="normal" officeooo:rsid="0142ad15" style:font-size-asian="10pt" style:font-weight-asian="normal" style:font-size-complex="10pt" style:font-weight-complex="normal"/>
    </style:style>
    <style:style style:name="T58" style:family="text">
      <style:text-properties style:text-position="0% 100%" officeooo:rsid="014903bd" style:font-name-asian="Noto Sans CJK SC Regular" style:font-name-complex="FreeSans2"/>
    </style:style>
    <style:style style:name="T59" style:family="text">
      <style:text-properties style:text-position="0% 100%" officeooo:rsid="013d689d"/>
    </style:style>
    <style:style style:name="T60" style:family="text">
      <style:text-properties style:text-position="sub 58%"/>
    </style:style>
    <style:style style:name="T61" style:family="text">
      <style:text-properties style:text-position="sub 58%" fo:font-weight="normal" style:font-weight-asian="normal" style:font-weight-complex="normal"/>
    </style:style>
    <style:style style:name="T62" style:family="text">
      <style:text-properties style:text-position="sub 58%" fo:font-weight="normal" officeooo:rsid="001c5ad4" style:font-weight-asian="normal" style:font-weight-complex="normal"/>
    </style:style>
    <style:style style:name="T63" style:family="text">
      <style:text-properties style:text-position="sub 58%" fo:font-weight="normal" officeooo:rsid="00332b0b" style:font-weight-asian="normal" style:font-weight-complex="normal"/>
    </style:style>
    <style:style style:name="T64" style:family="text">
      <style:text-properties style:text-position="sub 58%" fo:font-weight="normal" officeooo:rsid="001de981" style:font-weight-asian="normal" style:font-weight-complex="normal"/>
    </style:style>
    <style:style style:name="T65" style:family="text">
      <style:text-properties style:text-position="sub 58%" fo:font-weight="normal" officeooo:rsid="00b21ada" style:font-weight-asian="normal" style:font-weight-complex="normal"/>
    </style:style>
    <style:style style:name="T66" style:family="text">
      <style:text-properties style:text-position="sub 58%" fo:font-weight="normal" officeooo:rsid="00bb33a0" style:font-weight-asian="normal" style:font-weight-complex="normal"/>
    </style:style>
    <style:style style:name="T67" style:family="text">
      <style:text-properties style:text-position="sub 58%" fo:font-weight="normal" officeooo:rsid="00c6c305" style:font-weight-asian="normal" style:font-weight-complex="normal"/>
    </style:style>
    <style:style style:name="T68" style:family="text">
      <style:text-properties style:text-position="sub 58%" fo:font-weight="normal" officeooo:rsid="01015508" style:font-weight-asian="normal" style:font-weight-complex="normal"/>
    </style:style>
    <style:style style:name="T69" style:family="text">
      <style:text-properties style:text-position="sub 58%" fo:font-weight="normal" officeooo:rsid="0056cf35" style:font-weight-asian="normal" style:font-weight-complex="normal"/>
    </style:style>
    <style:style style:name="T70" style:family="text">
      <style:text-properties style:text-position="sub 58%" fo:font-weight="normal" officeooo:rsid="005b1887" style:font-weight-asian="normal" style:font-weight-complex="normal"/>
    </style:style>
    <style:style style:name="T71" style:family="text">
      <style:text-properties style:text-position="sub 58%" fo:font-weight="normal" officeooo:rsid="0129897a" style:font-weight-asian="normal" style:font-weight-complex="normal"/>
    </style:style>
    <style:style style:name="T72" style:family="text">
      <style:text-properties style:text-position="sub 58%" fo:font-weight="normal" officeooo:rsid="01366997" style:font-weight-asian="normal" style:font-weight-complex="normal"/>
    </style:style>
    <style:style style:name="T73" style:family="text">
      <style:text-properties style:text-position="sub 58%" fo:font-weight="normal" officeooo:rsid="00e7da66" style:font-weight-asian="normal" style:font-weight-complex="normal"/>
    </style:style>
    <style:style style:name="T74" style:family="text">
      <style:text-properties style:text-position="sub 58%" fo:font-weight="normal" officeooo:rsid="0132afe0" style:font-weight-asian="normal" style:font-weight-complex="normal"/>
    </style:style>
    <style:style style:name="T75" style:family="text">
      <style:text-properties style:text-position="sub 58%" fo:font-weight="normal" officeooo:rsid="0130ea1f" style:font-weight-asian="normal" style:font-weight-complex="normal"/>
    </style:style>
    <style:style style:name="T76" style:family="text">
      <style:text-properties style:text-position="sub 58%" officeooo:rsid="00114b91"/>
    </style:style>
    <style:style style:name="T77" style:family="text">
      <style:text-properties style:text-position="sub 58%" officeooo:rsid="00135142"/>
    </style:style>
    <style:style style:name="T78" style:family="text">
      <style:text-properties style:text-position="sub 58%" officeooo:rsid="001e9fb4"/>
    </style:style>
    <style:style style:name="T79" style:family="text">
      <style:text-properties style:text-position="sub 58%" officeooo:rsid="001129a8"/>
    </style:style>
    <style:style style:name="T80" style:family="text">
      <style:text-properties style:text-position="sub 58%" officeooo:rsid="00332b0b"/>
    </style:style>
    <style:style style:name="T81" style:family="text">
      <style:text-properties style:text-position="sub 58%" officeooo:rsid="001c5ad4"/>
    </style:style>
    <style:style style:name="T82" style:family="text">
      <style:text-properties style:text-position="sub 58%" officeooo:rsid="00344165"/>
    </style:style>
    <style:style style:name="T83" style:family="text">
      <style:text-properties style:text-position="sub 58%" officeooo:rsid="0011f110"/>
    </style:style>
    <style:style style:name="T84" style:family="text">
      <style:text-properties style:text-position="sub 58%" officeooo:rsid="005b1887"/>
    </style:style>
    <style:style style:name="T85" style:family="text">
      <style:text-properties style:text-position="sub 58%" officeooo:rsid="005b5d22"/>
    </style:style>
    <style:style style:name="T86" style:family="text">
      <style:text-properties style:text-position="sub 58%" officeooo:rsid="005c1065"/>
    </style:style>
    <style:style style:name="T87" style:family="text">
      <style:text-properties style:text-position="sub 58%" officeooo:rsid="0060739a"/>
    </style:style>
    <style:style style:name="T88" style:family="text">
      <style:text-properties style:text-position="sub 58%" style:font-name="Liberation Sans1" fo:font-size="10pt" style:font-size-asian="10pt" style:font-size-complex="10pt"/>
    </style:style>
    <style:style style:name="T89" style:family="text">
      <style:text-properties style:text-position="sub 58%" style:font-name="Liberation Sans1" fo:font-size="10pt" officeooo:rsid="00135142" style:font-size-asian="10pt" style:font-size-complex="10pt"/>
    </style:style>
    <style:style style:name="T90" style:family="text">
      <style:text-properties style:text-position="sub 58%" style:font-name="Liberation Sans1" fo:font-size="10pt" officeooo:rsid="00114b91" style:font-size-asian="10pt" style:font-size-complex="10pt"/>
    </style:style>
    <style:style style:name="T91" style:family="text">
      <style:text-properties style:text-position="sub 58%" style:font-name="Liberation Sans1" fo:font-size="10pt" officeooo:rsid="0060739a" style:font-size-asian="10pt" style:font-size-complex="10pt"/>
    </style:style>
    <style:style style:name="T92" style:family="text">
      <style:text-properties style:text-position="sub 58%" style:font-name="Liberation Sans1" fo:font-size="10pt" officeooo:rsid="0138d828" style:font-size-asian="10pt" style:font-size-complex="10pt"/>
    </style:style>
    <style:style style:name="T93" style:family="text">
      <style:text-properties style:text-position="sub 58%" style:font-name="Liberation Sans1" fo:font-size="10pt" officeooo:rsid="0153b157" style:font-size-asian="10pt" style:font-size-complex="10pt"/>
    </style:style>
    <style:style style:name="T94" style:family="text">
      <style:text-properties style:text-position="sub 58%" style:font-name="Liberation Sans1" fo:font-size="10pt" officeooo:rsid="015d430e" style:font-size-asian="10pt" style:font-size-complex="10pt"/>
    </style:style>
    <style:style style:name="T95" style:family="text">
      <style:text-properties style:text-position="sub 58%" style:font-name="Liberation Sans1" fo:font-size="10pt" officeooo:rsid="00987bcd" style:font-size-asian="8.75pt" style:font-size-complex="10pt"/>
    </style:style>
    <style:style style:name="T96" style:family="text">
      <style:text-properties style:text-position="sub 58%" style:font-name="Liberation Sans1" fo:font-size="10pt" fo:language="en" fo:country="US" fo:font-weight="normal" officeooo:rsid="0056cf35" style:font-size-asian="10pt" style:font-weight-asian="normal" style:font-size-complex="10pt" style:font-weight-complex="normal"/>
    </style:style>
    <style:style style:name="T97" style:family="text">
      <style:text-properties style:text-position="sub 58%" style:font-name="Liberation Sans1" fo:font-size="10pt" fo:language="en" fo:country="US" fo:font-weight="normal" officeooo:rsid="005b1887" style:font-size-asian="10pt" style:font-weight-asian="normal" style:font-size-complex="10pt" style:font-weight-complex="normal"/>
    </style:style>
    <style:style style:name="T98" style:family="text">
      <style:text-properties style:text-position="sub 58%" style:font-name="Liberation Sans1" fo:font-size="10pt" fo:language="en" fo:country="US" fo:font-weight="normal" officeooo:rsid="00844f6b" style:font-size-asian="10pt" style:font-weight-asian="normal" style:font-size-complex="10pt" style:font-weight-complex="normal"/>
    </style:style>
    <style:style style:name="T99" style:family="text">
      <style:text-properties style:text-position="sub 58%" style:font-name="Liberation Sans1" fo:font-size="10pt" fo:language="en" fo:country="US" fo:font-weight="normal" officeooo:rsid="0069ece3" style:font-size-asian="10pt" style:font-weight-asian="normal" style:font-size-complex="10pt" style:font-weight-complex="normal"/>
    </style:style>
    <style:style style:name="T100" style:family="text">
      <style:text-properties style:text-position="sub 58%" style:font-name="Liberation Sans1" fo:font-size="10pt" fo:language="en" fo:country="US" fo:font-weight="normal" officeooo:rsid="001d2303" style:font-size-asian="10pt" style:font-weight-asian="normal" style:font-size-complex="10pt" style:font-weight-complex="normal"/>
    </style:style>
    <style:style style:name="T101" style:family="text">
      <style:text-properties style:text-position="sub 58%"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102" style:family="text">
      <style:text-properties style:text-position="sub 58%" style:font-name="Liberation Sans1" fo:font-size="10pt" fo:language="en" fo:country="US" style:font-size-asian="10pt" style:font-size-complex="10pt"/>
    </style:style>
    <style:style style:name="T103" style:family="text">
      <style:text-properties style:text-position="sub 58%" style:font-name="Liberation Sans1" fo:font-size="10pt" fo:language="en" fo:country="US" officeooo:rsid="00114b91" style:font-size-asian="10pt" style:font-size-complex="10pt"/>
    </style:style>
    <style:style style:name="T104" style:family="text">
      <style:text-properties style:text-position="sub 58%" style:font-name="Liberation Sans1" fo:font-size="10pt" fo:language="en" fo:country="US" officeooo:rsid="007463c0" style:font-size-asian="10pt" style:font-size-complex="10pt"/>
    </style:style>
    <style:style style:name="T105" style:family="text">
      <style:text-properties style:text-position="sub 58%" style:font-name="Liberation Sans1" fo:font-size="10pt" fo:language="en" fo:country="US" officeooo:rsid="01248f82" style:font-size-asian="10pt" style:font-size-complex="10pt"/>
    </style:style>
    <style:style style:name="T106" style:family="text">
      <style:text-properties style:text-position="sub 58%" style:font-name="Liberation Sans1" fo:font-size="10pt" fo:language="en" fo:country="US" officeooo:rsid="005b1887" style:font-size-asian="10pt" style:font-size-complex="10pt"/>
    </style:style>
    <style:style style:name="T107" style:family="text">
      <style:text-properties style:text-position="sub 58%" style:font-name="Liberation Sans1" fo:font-size="10pt" fo:language="en" fo:country="US" officeooo:rsid="005b5d22" style:font-size-asian="10pt" style:font-size-complex="10pt"/>
    </style:style>
    <style:style style:name="T108" style:family="text">
      <style:text-properties style:text-position="sub 58%" style:font-name="Liberation Sans1" fo:font-size="10pt" fo:language="en" fo:country="US" officeooo:rsid="012e4e51" style:font-size-asian="10pt" style:font-size-complex="10pt"/>
    </style:style>
    <style:style style:name="T109" style:family="text">
      <style:text-properties style:text-position="sub 58%" style:font-name="Liberation Sans1" fo:font-size="10pt" style:font-name-asian="Noto Sans CJK SC Regular" style:font-size-asian="10pt" style:font-name-complex="FreeSans2" style:font-size-complex="10pt"/>
    </style:style>
    <style:style style:name="T110" style:family="text">
      <style:text-properties style:text-position="sub 58%" style:font-name="Liberation Sans1" fo:font-size="10pt" officeooo:rsid="00987bcd" style:font-name-asian="Noto Sans CJK SC Regular" style:font-size-asian="10pt" style:font-name-complex="FreeSans2" style:font-size-complex="10pt"/>
    </style:style>
    <style:style style:name="T111" style:family="text">
      <style:text-properties style:text-position="sub 58%" style:font-name="Liberation Sans1" fo:font-size="10pt" officeooo:rsid="012e4e51" style:font-name-asian="Noto Sans CJK SC Regular" style:font-size-asian="10pt" style:font-name-complex="FreeSans2" style:font-size-complex="10pt"/>
    </style:style>
    <style:style style:name="T112" style:family="text">
      <style:text-properties style:text-position="sub 58%" style:font-name="Liberation Sans1" fo:font-size="10pt" officeooo:rsid="014aa873" style:font-name-asian="Noto Sans CJK SC Regular" style:font-size-asian="10pt" style:font-name-complex="FreeSans2" style:font-size-complex="10pt"/>
    </style:style>
    <style:style style:name="T113" style:family="text">
      <style:text-properties style:text-position="sub 58%" style:font-name="Liberation Sans1" fo:font-size="10pt" officeooo:rsid="01645aca" style:font-name-asian="Noto Sans CJK SC Regular" style:font-size-asian="10pt" style:font-name-complex="FreeSans2" style:font-size-complex="10pt"/>
    </style:style>
    <style:style style:name="T114" style:family="text">
      <style:text-properties style:text-position="sub 58%" style:font-name="Liberation Sans1" officeooo:rsid="00f13f31"/>
    </style:style>
    <style:style style:name="T115" style:family="text">
      <style:text-properties style:text-position="sub 58%" officeooo:rsid="00629f5b"/>
    </style:style>
    <style:style style:name="T116" style:family="text">
      <style:text-properties style:text-position="sub 58%" officeooo:rsid="0069ece3"/>
    </style:style>
    <style:style style:name="T117" style:family="text">
      <style:text-properties style:text-position="sub 58%" officeooo:rsid="006b5d3c"/>
    </style:style>
    <style:style style:name="T118" style:family="text">
      <style:text-properties style:text-position="sub 58%" officeooo:rsid="006381b9"/>
    </style:style>
    <style:style style:name="T119" style:family="text">
      <style:text-properties style:text-position="sub 58%" officeooo:rsid="006ee7f3"/>
    </style:style>
    <style:style style:name="T120" style:family="text">
      <style:text-properties style:text-position="sub 58%" style:font-name-asian="Noto Sans CJK SC Regular" style:font-name-complex="FreeSans2"/>
    </style:style>
    <style:style style:name="T121" style:family="text">
      <style:text-properties style:text-position="sub 58%" officeooo:rsid="012e4e51" style:font-name-asian="Noto Sans CJK SC Regular" style:font-name-complex="FreeSans2"/>
    </style:style>
    <style:style style:name="T122" style:family="text">
      <style:text-properties style:text-position="sub 58%" officeooo:rsid="00a444b7"/>
    </style:style>
    <style:style style:name="T123" style:family="text">
      <style:text-properties style:text-position="sub 58%" officeooo:rsid="00ba84d9"/>
    </style:style>
    <style:style style:name="T124" style:family="text">
      <style:text-properties style:text-position="sub 58%" officeooo:rsid="00bc40c7"/>
    </style:style>
    <style:style style:name="T125" style:family="text">
      <style:text-properties style:text-position="sub 58%" officeooo:rsid="00c6f487"/>
    </style:style>
    <style:style style:name="T126" style:family="text">
      <style:text-properties style:text-position="sub 58%" officeooo:rsid="00c754ba"/>
    </style:style>
    <style:style style:name="T127" style:family="text">
      <style:text-properties style:text-position="sub 58%" officeooo:rsid="00a87af1"/>
    </style:style>
    <style:style style:name="T128" style:family="text">
      <style:text-properties style:text-position="sub 58%" officeooo:rsid="00e7da66"/>
    </style:style>
    <style:style style:name="T129" style:family="text">
      <style:text-properties style:text-position="sub 58%" fo:language="en" fo:country="US"/>
    </style:style>
    <style:style style:name="T130" style:family="text">
      <style:text-properties style:text-position="sub 58%" fo:language="en" fo:country="US" officeooo:rsid="00ec19a8"/>
    </style:style>
    <style:style style:name="T131" style:family="text">
      <style:text-properties style:text-position="sub 58%" fo:language="en" fo:country="US" officeooo:rsid="00fbbd8e"/>
    </style:style>
    <style:style style:name="T132" style:family="text">
      <style:text-properties style:text-position="sub 58%" officeooo:rsid="00cf48e9"/>
    </style:style>
    <style:style style:name="T133" style:family="text">
      <style:text-properties style:text-position="sub 58%" officeooo:rsid="00f13f31"/>
    </style:style>
    <style:style style:name="T134" style:family="text">
      <style:text-properties style:text-position="sub 58%" officeooo:rsid="0100c081"/>
    </style:style>
    <style:style style:name="T135" style:family="text">
      <style:text-properties style:text-position="sub 58%" officeooo:rsid="01015508"/>
    </style:style>
    <style:style style:name="T136" style:family="text">
      <style:text-properties style:text-position="sub 58%" officeooo:rsid="010a8d4b"/>
    </style:style>
    <style:style style:name="T137" style:family="text">
      <style:text-properties style:text-position="sub 58%" officeooo:rsid="0112266d"/>
    </style:style>
    <style:style style:name="T138" style:family="text">
      <style:text-properties style:text-position="sub 58%" officeooo:rsid="0130ea1f"/>
    </style:style>
    <style:style style:name="T139" style:family="text">
      <style:text-properties style:text-position="sub 58%" officeooo:rsid="01248f82"/>
    </style:style>
    <style:style style:name="T140" style:family="text">
      <style:text-properties style:text-position="sub 58%" fo:font-size="10pt" fo:font-weight="normal" officeooo:rsid="00921dfb" style:font-size-asian="10pt" style:font-weight-asian="normal" style:font-size-complex="10pt" style:font-weight-complex="normal"/>
    </style:style>
    <style:style style:name="T141" style:family="text">
      <style:text-properties style:text-position="sub 58%" officeooo:rsid="00c89aaf"/>
    </style:style>
    <style:style style:name="T142" style:family="text">
      <style:text-properties style:text-position="sub 58%" officeooo:rsid="013d689d"/>
    </style:style>
    <style:style style:name="T143" style:family="text">
      <style:text-properties style:text-position="sub 58%" officeooo:rsid="013d1165"/>
    </style:style>
    <style:style style:name="T144" style:family="text">
      <style:text-properties style:text-position="sub 58%" officeooo:rsid="013e0316"/>
    </style:style>
    <style:style style:name="T145" style:family="text">
      <style:text-properties style:text-position="sub 58%" officeooo:rsid="0140b26b"/>
    </style:style>
    <style:style style:name="T146" style:family="text">
      <style:text-properties style:text-position="sub 58%" officeooo:rsid="014aa873"/>
    </style:style>
    <style:style style:name="T147" style:family="text">
      <style:text-properties style:text-position="sub 58%" officeooo:rsid="012eb4e9"/>
    </style:style>
    <style:style style:name="T148" style:family="text">
      <style:text-properties style:text-position="sub 58%" officeooo:rsid="012ed03c"/>
    </style:style>
    <style:style style:name="T149" style:family="text">
      <style:text-properties style:text-position="sub 58%" officeooo:rsid="014e4295"/>
    </style:style>
    <style:style style:name="T150" style:family="text">
      <style:text-properties style:text-position="sub 58%" officeooo:rsid="01581f69"/>
    </style:style>
    <style:style style:name="T151" style:family="text">
      <style:text-properties style:text-position="super 58%"/>
    </style:style>
    <style:style style:name="T152" style:family="text">
      <style:text-properties style:text-position="super 58%" officeooo:rsid="00114b91"/>
    </style:style>
    <style:style style:name="T153" style:family="text">
      <style:text-properties fo:font-weight="normal" style:font-weight-asian="normal" style:font-weight-complex="normal"/>
    </style:style>
    <style:style style:name="T154" style:family="text">
      <style:text-properties fo:font-weight="normal" officeooo:rsid="001c5ad4" style:font-weight-asian="normal" style:font-weight-complex="normal"/>
    </style:style>
    <style:style style:name="T155" style:family="text">
      <style:text-properties fo:font-weight="normal" officeooo:rsid="00c6c305" style:font-weight-asian="normal" style:font-weight-complex="normal"/>
    </style:style>
    <style:style style:name="T156" style:family="text">
      <style:text-properties fo:font-weight="normal" officeooo:rsid="001e9fb4" style:font-weight-asian="normal" style:font-weight-complex="normal"/>
    </style:style>
    <style:style style:name="T157" style:family="text">
      <style:text-properties fo:font-weight="normal" officeooo:rsid="0056cf35" style:font-weight-asian="normal" style:font-weight-complex="normal"/>
    </style:style>
    <style:style style:name="T158" style:family="text">
      <style:text-properties fo:font-weight="normal" officeooo:rsid="00d1966a" style:font-weight-asian="normal" style:font-weight-complex="normal"/>
    </style:style>
    <style:style style:name="T159" style:family="text">
      <style:text-properties fo:font-weight="normal" officeooo:rsid="005c1065" style:font-weight-asian="normal" style:font-weight-complex="normal"/>
    </style:style>
    <style:style style:name="T160" style:family="text">
      <style:text-properties fo:font-weight="normal" officeooo:rsid="005b1887" style:font-weight-asian="normal" style:font-weight-complex="normal"/>
    </style:style>
    <style:style style:name="T161" style:family="text">
      <style:text-properties fo:font-weight="normal" officeooo:rsid="01248f82" style:font-weight-asian="normal" style:font-weight-complex="normal"/>
    </style:style>
    <style:style style:name="T162" style:family="text">
      <style:text-properties fo:font-weight="normal" officeooo:rsid="0129897a" style:font-weight-asian="normal" style:font-weight-complex="normal"/>
    </style:style>
    <style:style style:name="T163" style:family="text">
      <style:text-properties fo:font-weight="normal" officeooo:rsid="0134119b" style:font-weight-asian="normal" style:font-weight-complex="normal"/>
    </style:style>
    <style:style style:name="T164" style:family="text">
      <style:text-properties fo:font-weight="normal" officeooo:rsid="01366997" style:font-weight-asian="normal" style:font-weight-complex="normal"/>
    </style:style>
    <style:style style:name="T165" style:family="text">
      <style:text-properties fo:font-weight="normal" officeooo:rsid="014c70bc" style:font-weight-asian="normal" style:font-weight-complex="normal"/>
    </style:style>
    <style:style style:name="T166" style:family="text">
      <style:text-properties fo:font-weight="normal" officeooo:rsid="0130ea1f" style:font-weight-asian="normal" style:font-weight-complex="normal"/>
    </style:style>
    <style:style style:name="T167" style:family="text">
      <style:text-properties fo:font-weight="normal" officeooo:rsid="014aa873" style:font-weight-asian="normal" style:font-weight-complex="normal"/>
    </style:style>
    <style:style style:name="T168" style:family="text">
      <style:text-properties fo:font-weight="normal" officeooo:rsid="01402a78" style:font-weight-asian="normal" style:font-weight-complex="normal"/>
    </style:style>
    <style:style style:name="T169" style:family="text">
      <style:text-properties fo:font-weight="normal" officeooo:rsid="01459d98" style:font-weight-asian="normal" style:font-weight-complex="normal"/>
    </style:style>
    <style:style style:name="T170" style:family="text">
      <style:text-properties officeooo:rsid="001c5ad4"/>
    </style:style>
    <style:style style:name="T171" style:family="text">
      <style:text-properties officeooo:rsid="00114b91"/>
    </style:style>
    <style:style style:name="T172" style:family="text">
      <style:text-properties officeooo:rsid="001e9fb4"/>
    </style:style>
    <style:style style:name="T173" style:family="text">
      <style:text-properties officeooo:rsid="0022982b"/>
    </style:style>
    <style:style style:name="T174" style:family="text">
      <style:text-properties officeooo:rsid="001d8000"/>
    </style:style>
    <style:style style:name="T175" style:family="text">
      <style:text-properties officeooo:rsid="004dcd95"/>
    </style:style>
    <style:style style:name="T176" style:family="text">
      <style:text-properties officeooo:rsid="005b1887"/>
    </style:style>
    <style:style style:name="T177" style:family="text">
      <style:text-properties officeooo:rsid="005b5d22"/>
    </style:style>
    <style:style style:name="T178" style:family="text">
      <style:text-properties officeooo:rsid="00629f5b"/>
    </style:style>
    <style:style style:name="T179" style:family="text">
      <style:text-properties style:font-name="Liberation Sans1" fo:font-size="10pt" style:font-size-asian="10pt" style:font-size-complex="10pt"/>
    </style:style>
    <style:style style:name="T180" style:family="text">
      <style:text-properties style:font-name="Liberation Sans1" fo:font-size="10pt" officeooo:rsid="014903bd" style:font-size-asian="10pt" style:font-size-complex="10pt"/>
    </style:style>
    <style:style style:name="T181" style:family="text">
      <style:text-properties style:font-name="Liberation Sans1" fo:font-size="10pt" officeooo:rsid="014aa873" style:font-size-asian="10pt" style:font-size-complex="10pt"/>
    </style:style>
    <style:style style:name="T182" style:family="text">
      <style:text-properties style:font-name="Liberation Sans1" fo:font-size="10pt" officeooo:rsid="014f4f46" style:font-size-asian="10pt" style:font-size-complex="10pt"/>
    </style:style>
    <style:style style:name="T183" style:family="text">
      <style:text-properties style:font-name="Liberation Sans1" fo:font-size="10pt" style:font-size-asian="8.75pt" style:font-size-complex="10pt"/>
    </style:style>
    <style:style style:name="T184" style:family="text">
      <style:text-properties style:font-name="Liberation Sans1" fo:font-size="10pt" officeooo:rsid="00987bcd" style:font-size-asian="8.75pt" style:font-size-complex="10pt"/>
    </style:style>
    <style:style style:name="T185" style:family="text">
      <style:text-properties style:font-name="Liberation Sans1" fo:font-size="10pt" officeooo:rsid="0099a6c3" style:font-size-asian="8.75pt" style:font-size-complex="10pt"/>
    </style:style>
    <style:style style:name="T186" style:family="text">
      <style:text-properties style:font-name="Liberation Sans1" fo:font-size="10pt" fo:language="en" fo:country="US" style:font-size-asian="10pt" style:font-size-complex="10pt"/>
    </style:style>
    <style:style style:name="T187" style:family="text">
      <style:text-properties style:font-name="Liberation Sans1" fo:font-size="10pt" fo:language="en" fo:country="US" officeooo:rsid="0077f63c" style:font-size-asian="10pt" style:font-size-complex="10pt"/>
    </style:style>
    <style:style style:name="T188" style:family="text">
      <style:text-properties style:font-name="Liberation Sans1" fo:font-size="10pt" fo:language="en" fo:country="US" officeooo:rsid="01248f82" style:font-size-asian="10pt" style:font-size-complex="10pt"/>
    </style:style>
    <style:style style:name="T189" style:family="text">
      <style:text-properties style:font-name="Liberation Sans1" fo:font-size="10pt" fo:language="en" fo:country="US" officeooo:rsid="00a0b0a1" style:font-size-asian="10pt" style:font-size-complex="10pt"/>
    </style:style>
    <style:style style:name="T190" style:family="text">
      <style:text-properties style:font-name="Liberation Sans1" fo:font-size="10pt" fo:language="en" fo:country="US" officeooo:rsid="005b5d22" style:font-size-asian="10pt" style:font-size-complex="10pt"/>
    </style:style>
    <style:style style:name="T191" style:family="text">
      <style:text-properties style:font-name="Liberation Sans1" fo:font-size="10pt" fo:language="en" fo:country="US" officeooo:rsid="0129897a" style:font-size-asian="10pt" style:font-size-complex="10pt"/>
    </style:style>
    <style:style style:name="T192" style:family="text">
      <style:text-properties style:font-name="Liberation Sans1" fo:font-size="10pt" fo:language="en" fo:country="US" officeooo:rsid="00c5d08a" style:font-size-asian="10pt" style:font-size-complex="10pt"/>
    </style:style>
    <style:style style:name="T193" style:family="text">
      <style:text-properties style:font-name="Liberation Sans1" fo:font-size="10pt" fo:language="en" fo:country="US" officeooo:rsid="00844f6b" style:font-size-asian="10pt" style:font-size-complex="10pt"/>
    </style:style>
    <style:style style:name="T194" style:family="text">
      <style:text-properties style:font-name="Liberation Sans1" fo:font-size="10pt" fo:language="en" fo:country="US" officeooo:rsid="012e4e51" style:font-size-asian="10pt" style:font-size-complex="10pt"/>
    </style:style>
    <style:style style:name="T195" style:family="text">
      <style:text-properties style:font-name="Liberation Sans1" fo:font-size="10pt" fo:language="en" fo:country="US" officeooo:rsid="01340ac9" style:font-size-asian="10pt" style:font-size-complex="10pt"/>
    </style:style>
    <style:style style:name="T196" style:family="text">
      <style:text-properties style:font-name="Liberation Sans1" fo:font-size="10pt" fo:language="en" fo:country="US" fo:font-weight="normal" officeooo:rsid="0056cf35" style:font-size-asian="10pt" style:font-weight-asian="normal" style:font-size-complex="10pt" style:font-weight-complex="normal"/>
    </style:style>
    <style:style style:name="T197" style:family="text">
      <style:text-properties style:font-name="Liberation Sans1" fo:font-size="10pt" fo:language="en" fo:country="US" fo:font-weight="normal" officeooo:rsid="00d1966a" style:font-size-asian="10pt" style:font-weight-asian="normal" style:font-size-complex="10pt" style:font-weight-complex="normal"/>
    </style:style>
    <style:style style:name="T198" style:family="text">
      <style:text-properties style:font-name="Liberation Sans1" fo:font-size="10pt" fo:language="en" fo:country="US" fo:font-weight="normal" officeooo:rsid="005c1065" style:font-size-asian="10pt" style:font-weight-asian="normal" style:font-size-complex="10pt" style:font-weight-complex="normal"/>
    </style:style>
    <style:style style:name="T199" style:family="text">
      <style:text-properties style:font-name="Liberation Sans1" fo:font-size="10pt" fo:language="en" fo:country="US" fo:font-weight="normal" officeooo:rsid="005b1887" style:font-size-asian="10pt" style:font-weight-asian="normal" style:font-size-complex="10pt" style:font-weight-complex="normal"/>
    </style:style>
    <style:style style:name="T200" style:family="text">
      <style:text-properties style:font-name="Liberation Sans1" fo:font-size="10pt" fo:language="en" fo:country="US" fo:font-weight="normal" officeooo:rsid="01248f82" style:font-size-asian="10pt" style:font-weight-asian="normal" style:font-size-complex="10pt" style:font-weight-complex="normal"/>
    </style:style>
    <style:style style:name="T201" style:family="text">
      <style:text-properties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202" style:family="text">
      <style:text-properties style:font-name="Liberation Sans1" fo:font-size="10pt" fo:language="en" fo:country="US" fo:font-weight="normal" officeooo:rsid="01340ac9" style:font-size-asian="10pt" style:font-weight-asian="normal" style:font-size-complex="10pt" style:font-weight-complex="normal"/>
    </style:style>
    <style:style style:name="T203" style:family="text">
      <style:text-properties style:font-name="Liberation Sans1" fo:font-size="10pt" officeooo:rsid="00987bcd" style:font-name-asian="Noto Sans CJK SC Regular" style:font-size-asian="10pt" style:font-name-complex="FreeSans2" style:font-size-complex="10pt"/>
    </style:style>
    <style:style style:name="T204" style:family="text">
      <style:text-properties style:font-name="Liberation Sans1" fo:font-size="10pt" officeooo:rsid="014903bd" style:font-name-asian="Noto Sans CJK SC Regular" style:font-size-asian="10pt" style:font-name-complex="FreeSans2" style:font-size-complex="10pt"/>
    </style:style>
    <style:style style:name="T205" style:family="text">
      <style:text-properties style:font-name="Liberation Sans1" fo:font-size="10pt" officeooo:rsid="012e4e51" style:font-name-asian="Noto Sans CJK SC Regular" style:font-size-asian="10pt" style:font-name-complex="FreeSans2" style:font-size-complex="10pt"/>
    </style:style>
    <style:style style:name="T206" style:family="text">
      <style:text-properties style:font-name="Liberation Sans1" fo:font-size="10pt" officeooo:rsid="014f4f46" style:font-name-asian="Noto Sans CJK SC Regular" style:font-size-asian="10pt" style:font-name-complex="FreeSans2" style:font-size-complex="10pt"/>
    </style:style>
    <style:style style:name="T207" style:family="text">
      <style:text-properties style:font-name="Liberation Sans1" officeooo:rsid="00d14837"/>
    </style:style>
    <style:style style:name="T208" style:family="text">
      <style:text-properties style:font-name="Liberation Sans1" fo:language="en" fo:country="US" fo:font-weight="bold" style:font-weight-asian="bold" style:font-weight-complex="bold"/>
    </style:style>
    <style:style style:name="T209" style:family="text">
      <style:text-properties style:font-name="Liberation Sans1" fo:language="en" fo:country="US" fo:font-weight="bold" officeooo:rsid="0064d661" style:font-weight-asian="bold" style:font-weight-complex="bold"/>
    </style:style>
    <style:style style:name="T210" style:family="text">
      <style:text-properties style:font-name="Liberation Sans1" fo:language="en" fo:country="US" fo:font-weight="bold" officeooo:rsid="004dcd95" style:font-weight-asian="bold" style:font-weight-complex="bold"/>
    </style:style>
    <style:style style:name="T211" style:family="text">
      <style:text-properties style:font-name="Liberation Sans1" fo:language="en" fo:country="US" fo:font-weight="bold" officeooo:rsid="009b22e5" style:font-weight-asian="bold" style:font-weight-complex="bold"/>
    </style:style>
    <style:style style:name="T212" style:family="text">
      <style:text-properties style:font-name="Liberation Sans1" fo:language="en" fo:country="US" fo:font-weight="bold" officeooo:rsid="012d2e99" style:font-weight-asian="bold" style:font-weight-complex="bold"/>
    </style:style>
    <style:style style:name="T213" style:family="text">
      <style:text-properties style:font-name="Liberation Sans1" fo:language="en" fo:country="US" fo:font-weight="bold" officeooo:rsid="012e4e51" style:font-weight-asian="bold" style:font-weight-complex="bold"/>
    </style:style>
    <style:style style:name="T214" style:family="text">
      <style:text-properties style:font-name="Liberation Sans1" fo:language="en" fo:country="US" fo:font-weight="bold" officeooo:rsid="014903bd" style:font-weight-asian="bold" style:font-weight-complex="bold"/>
    </style:style>
    <style:style style:name="T215" style:family="text">
      <style:text-properties style:font-name="Liberation Sans1" officeooo:rsid="00efb16a"/>
    </style:style>
    <style:style style:name="T216" style:family="text">
      <style:text-properties style:font-name="Liberation Sans1" officeooo:rsid="00f13f31"/>
    </style:style>
    <style:style style:name="T217" style:family="text">
      <style:text-properties style:font-name="Liberation Sans1" officeooo:rsid="0103cf83"/>
    </style:style>
    <style:style style:name="T218" style:family="text">
      <style:text-properties style:font-name="Liberation Sans1" officeooo:rsid="013bf727"/>
    </style:style>
    <style:style style:name="T219" style:family="text">
      <style:text-properties officeooo:rsid="006381b9"/>
    </style:style>
    <style:style style:name="T220" style:family="text">
      <style:text-properties officeooo:rsid="0069ece3"/>
    </style:style>
    <style:style style:name="T221" style:family="text">
      <style:text-properties officeooo:rsid="0077f63c"/>
    </style:style>
    <style:style style:name="T222" style:family="text">
      <style:text-properties officeooo:rsid="0091ed21"/>
    </style:style>
    <style:style style:name="T223" style:family="text">
      <style:text-properties officeooo:rsid="00921dfb"/>
    </style:style>
    <style:style style:name="T224" style:family="text">
      <style:text-properties officeooo:rsid="00987bcd"/>
    </style:style>
    <style:style style:name="T225" style:family="text">
      <style:text-properties style:font-name="Liberation Sans" style:font-name-asian="Liberation Sans" style:font-name-complex="Liberation Sans"/>
    </style:style>
    <style:style style:name="T226" style:family="text">
      <style:text-properties style:font-name="Liberation Sans" fo:font-size="10pt" officeooo:rsid="00987bcd" style:font-name-asian="Liberation Sans" style:font-size-asian="10pt" style:font-name-complex="Liberation Sans" style:font-size-complex="10pt"/>
    </style:style>
    <style:style style:name="T227" style:family="text">
      <style:text-properties style:font-name-asian="Noto Sans CJK SC Regular" style:font-name-complex="FreeSans2"/>
    </style:style>
    <style:style style:name="T228" style:family="text">
      <style:text-properties officeooo:rsid="012e4e51" style:font-name-asian="Noto Sans CJK SC Regular" style:font-name-complex="FreeSans2"/>
    </style:style>
    <style:style style:name="T229" style:family="text">
      <style:text-properties officeooo:rsid="014903bd" style:font-name-asian="Noto Sans CJK SC Regular" style:font-name-complex="FreeSans2"/>
    </style:style>
    <style:style style:name="T230" style:family="text">
      <style:text-properties officeooo:rsid="014f4f46" style:font-name-asian="Noto Sans CJK SC Regular" style:font-name-complex="FreeSans2"/>
    </style:style>
    <style:style style:name="T231" style:family="text">
      <style:text-properties officeooo:rsid="009f2cb1"/>
    </style:style>
    <style:style style:name="T232" style:family="text">
      <style:text-properties officeooo:rsid="00a444b7"/>
    </style:style>
    <style:style style:name="T233" style:family="text">
      <style:text-properties officeooo:rsid="00b00c00"/>
    </style:style>
    <style:style style:name="T234" style:family="text">
      <style:text-properties officeooo:rsid="00ba84d9"/>
    </style:style>
    <style:style style:name="T235" style:family="text">
      <style:text-properties officeooo:rsid="00c49749"/>
    </style:style>
    <style:style style:name="T236" style:family="text">
      <style:text-properties officeooo:rsid="00c6c305"/>
    </style:style>
    <style:style style:name="T237" style:family="text">
      <style:text-properties officeooo:rsid="00cf48e9"/>
    </style:style>
    <style:style style:name="T238" style:family="text">
      <style:text-properties fo:language="en" fo:country="US"/>
    </style:style>
    <style:style style:name="T239" style:family="text">
      <style:text-properties fo:language="en" fo:country="US" officeooo:rsid="00986910"/>
    </style:style>
    <style:style style:name="T240" style:family="text">
      <style:text-properties fo:language="en" fo:country="US" officeooo:rsid="00ec19a8"/>
    </style:style>
    <style:style style:name="T241" style:family="text">
      <style:text-properties fo:language="en" fo:country="US" officeooo:rsid="00fbbd8e"/>
    </style:style>
    <style:style style:name="T242" style:family="text">
      <style:text-properties officeooo:rsid="00ec19a8"/>
    </style:style>
    <style:style style:name="T243" style:family="text">
      <style:text-properties officeooo:rsid="00f13f31"/>
    </style:style>
    <style:style style:name="T244" style:family="text">
      <style:text-properties officeooo:rsid="00f2c970"/>
    </style:style>
    <style:style style:name="T245" style:family="text">
      <style:text-properties officeooo:rsid="0100c081"/>
    </style:style>
    <style:style style:name="T246" style:family="text">
      <style:text-properties officeooo:rsid="0103cf83"/>
    </style:style>
    <style:style style:name="T247" style:family="text">
      <style:text-properties officeooo:rsid="0112266d"/>
    </style:style>
    <style:style style:name="T248" style:family="text">
      <style:text-properties officeooo:rsid="012e4e51"/>
    </style:style>
    <style:style style:name="T249" style:family="text">
      <style:text-properties officeooo:rsid="01248f82"/>
    </style:style>
    <style:style style:name="T250" style:family="text">
      <style:text-properties officeooo:rsid="0129897a"/>
    </style:style>
    <style:style style:name="T251" style:family="text">
      <style:text-properties officeooo:rsid="00a0b0a1"/>
    </style:style>
    <style:style style:name="T252" style:family="text">
      <style:text-properties officeooo:rsid="0064d661"/>
    </style:style>
    <style:style style:name="T253" style:family="text">
      <style:text-properties officeooo:rsid="013bf727"/>
    </style:style>
    <style:style style:name="T254" style:family="text">
      <style:text-properties officeooo:rsid="00d14837"/>
    </style:style>
    <style:style style:name="T255" style:family="text">
      <style:text-properties officeooo:rsid="00efb16a"/>
    </style:style>
    <style:style style:name="T256" style:family="text">
      <style:text-properties officeooo:rsid="013d1165"/>
    </style:style>
    <style:style style:name="T257" style:family="text">
      <style:text-properties officeooo:rsid="013d689d"/>
    </style:style>
    <style:style style:name="T258" style:family="text">
      <style:text-properties officeooo:rsid="013e0316"/>
    </style:style>
    <style:style style:name="T259" style:family="text">
      <style:text-properties fo:font-size="10pt" fo:font-weight="normal" officeooo:rsid="00921dfb" style:font-size-asian="10pt" style:font-weight-asian="normal" style:font-size-complex="10pt" style:font-weight-complex="normal"/>
    </style:style>
    <style:style style:name="T260" style:family="text">
      <style:text-properties officeooo:rsid="013fe9ec"/>
    </style:style>
    <style:style style:name="T261" style:family="text">
      <style:text-properties officeooo:rsid="01402a78"/>
    </style:style>
    <style:style style:name="T262" style:family="text">
      <style:text-properties officeooo:rsid="0140b26b"/>
    </style:style>
    <style:style style:name="T263" style:family="text">
      <style:text-properties officeooo:rsid="0142ad15"/>
    </style:style>
    <style:style style:name="T264" style:family="text">
      <style:text-properties officeooo:rsid="014aa873"/>
    </style:style>
    <style:style style:name="T265" style:family="text">
      <style:text-properties officeooo:rsid="012eb4e9"/>
    </style:style>
    <style:style style:name="T266" style:family="text">
      <style:text-properties officeooo:rsid="012ed03c"/>
    </style:style>
    <style:style style:name="T267" style:family="text">
      <style:text-properties officeooo:rsid="014c70bc"/>
    </style:style>
    <style:style style:name="T268" style:family="text">
      <style:text-properties officeooo:rsid="014e4295"/>
    </style:style>
    <style:style style:name="T269" style:family="text">
      <style:text-properties officeooo:rsid="014f4f46"/>
    </style:style>
    <style:style style:name="T270" style:family="text">
      <style:text-properties officeooo:rsid="01500c8b"/>
    </style:style>
    <style:style style:name="T271" style:family="text">
      <style:text-properties officeooo:rsid="0151e1ac"/>
    </style:style>
    <style:style style:name="T272" style:family="text">
      <style:text-properties officeooo:rsid="0154196b"/>
    </style:style>
    <style:style style:name="T273" style:family="text">
      <style:text-properties officeooo:rsid="01569fea"/>
    </style:style>
    <style:style style:name="T274" style:family="text">
      <style:text-properties officeooo:rsid="01581f69"/>
    </style:style>
    <style:style style:name="T275" style:family="text">
      <style:text-properties officeooo:rsid="0158d687"/>
    </style:style>
    <style:style style:name="T276" style:family="text">
      <style:text-properties officeooo:rsid="015d430e"/>
    </style:style>
    <style:style style:name="T277" style:family="text">
      <style:text-properties officeooo:rsid="015ed794"/>
    </style:style>
    <style:style style:name="T278" style:family="text">
      <style:text-properties officeooo:rsid="0160a7a2"/>
    </style:style>
    <style:style style:name="T279" style:family="text">
      <style:text-properties officeooo:rsid="0161da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Scaling Definitions <text:line-break/></text:p>
      <text:p text:style-name="P59"/>
      <text:p text:style-name="P59">1) Consensus <text:span text:style-name="T175">(Old) </text:span></text:p>
      <text:p text:style-name="P1"/>
      <text:p text:style-name="P2">Define</text:p>
      <text:p text:style-name="P1"/>
      <text:p text:style-name="P1">Z<text:span text:style-name="T60">M</text:span> = 300000 bytes ; Minimum penalty free zone.</text:p>
      <text:p text:style-name="P1"/>
      <text:p text:style-name="P1">M<text:span text:style-name="T60">B</text:span> = Block weight in bytes.</text:p>
      <text:p text:style-name="P1"/>
      <text:p text:style-name="P1"/>
      <text:p text:style-name="P20">M<text:span text:style-name="T60">L</text:span> = The median over the last 100000 blocks of max((min (M<text:span text:style-name="T60">B</text:span> , <text:span text:style-name="T248">1.7</text:span>M<text:span text:style-name="T60">L</text:span>), Z<text:span text:style-name="T60">M</text:span> , M<text:span text:style-name="T60">L</text:span>/<text:span text:style-name="T248">1.7</text:span>) ; recursive calculation for M<text:span text:style-name="T60">L</text:span> with M<text:span text:style-name="T60">L</text:span> starting at <text:span text:style-name="T247">M</text:span><text:span text:style-name="T137">L</text:span> <text:span text:style-name="T247">of previous 100001 block (currently = Z</text:span><text:span text:style-name="T137">M</text:span><text:span text:style-name="T50">)</text:span>; <text:span text:style-name="T237">L</text:span>ong <text:span text:style-name="T231">t</text:span>erm <text:span text:style-name="T231">m</text:span>edian</text:p>
      <text:p text:style-name="P1"/>
      <text:p text:style-name="P20">M<text:span text:style-name="T60">L</text:span> ; <text:span text:style-name="T248">Dynamic p</text:span>enalty free zone.</text:p>
      <text:p text:style-name="P1"/>
      <text:p text:style-name="Standard"><text:span text:style-name="T186">M</text:span><text:span text:style-name="T102">S</text:span><text:span text:style-name="T186"> = the median over the last 100 blocks of max(M</text:span><text:span text:style-name="T102">B</text:span><text:span text:style-name="T186"> , </text:span><text:span text:style-name="T194">M</text:span><text:span text:style-name="T108">L</text:span><text:span text:style-name="T186">) ; </text:span><text:span text:style-name="T187">Effective s</text:span><text:span text:style-name="T186">hort term median.</text:span></text:p>
      <text:p text:style-name="P1"/>
      <text:p text:style-name="P3">M<text:span text:style-name="T60">N</text:span> = min(M<text:span text:style-name="T60">S</text:span> , 50M<text:span text:style-name="T60">L</text:span>) ; <text:span text:style-name="T220">Median for Penalty calculation.</text:span></text:p>
      <text:p text:style-name="P1"/>
      <text:p text:style-name="P1">R<text:span text:style-name="T60">Base</text:span> = Block Reward.</text:p>
      <text:p text:style-name="P1"/>
      <text:p text:style-name="P14">0 &lt; M<text:span text:style-name="T60">B</text:span> <text:span text:style-name="T225">≤</text:span><text:span text:style-name="T227"> 2M</text:span><text:span text:style-name="T120">N</text:span><text:span text:style-name="T227"> ; Requirement for </text:span><text:span text:style-name="T230">a </text:span><text:span text:style-name="T227">valid block.</text:span></text:p>
      <text:p text:style-name="P1"/>
      <text:p text:style-name="P1">B = M<text:span text:style-name="T60">B</text:span> /M<text:span text:style-name="T60">N</text:span> - 1 where -1 <text:span text:style-name="T224">&lt;</text:span> B ≤ 1</text:p>
      <text:p text:style-name="P1"/>
      <text:p text:style-name="P1">P<text:span text:style-name="T60">B</text:span> = <text:s/>R<text:span text:style-name="T60">Base</text:span>B<text:span text:style-name="T151">2</text:span> <text:s text:c="2"/>for B &gt; 0 ; Monero applies a penalty P<text:span text:style-name="T60">B</text:span>, to increase the block weight by B; <text:s/>P<text:span text:style-name="T60">B</text:span> = <text:s/>0 for B ≤ 0 </text:p>
      <text:p text:style-name="P1"/>
      <text:p text:style-name="P21"><text:tab/><text:tab/><text:tab/><text:tab/><text:tab/><text:tab/></text:p>
      <text:p text:style-name="P140"><text:span text:style-name="T209">Proposed </text:span><text:span text:style-name="T210">Scaling </text:span><text:span text:style-name="T208">Definitions </text:span><text:span text:style-name="T211">(</text:span><text:span text:style-name="T214">November</text:span><text:span text:style-name="T211"> 202</text:span><text:span text:style-name="T213">5</text:span><text:span text:style-name="T211"> </text:span><text:span text:style-name="T212">update</text:span><text:span text:style-name="T211">)</text:span></text:p>
      <text:p text:style-name="P58"/>
      <text:p text:style-name="P59">1) Consensus (New)</text:p>
      <text:p text:style-name="P1"/>
      <text:p text:style-name="P2">Define</text:p>
      <text:p text:style-name="P1"/>
      <text:p text:style-name="P1">Z<text:span text:style-name="T60">M</text:span> = <text:span text:style-name="T248">10</text:span>00000 bytes ; Minimum penalty free zone.</text:p>
      <text:p text:style-name="P1"/>
      <text:p text:style-name="P1">M<text:span text:style-name="T60">B</text:span> = Block weight in bytes. <text:span text:style-name="T275">For transaction weights see section 5.</text:span></text:p>
      <text:p text:style-name="P1"/>
      <text:p text:style-name="P1">M<text:span text:style-name="T60">L</text:span> = The median over the last 100000 blocks of max((min (M<text:span text:style-name="T60">B</text:span> , 2M<text:span text:style-name="T60">L</text:span>), Z<text:span text:style-name="T60">M</text:span> , M<text:span text:style-name="T60">L</text:span>/2) ; recursive calculation for M<text:span text:style-name="T60">L</text:span> with M<text:span text:style-name="T60">L</text:span> starting at <text:span text:style-name="T247">M</text:span><text:span text:style-name="T137">L</text:span> <text:span text:style-name="T247">of previous 100001 block (currently = Z</text:span><text:span text:style-name="T137">M</text:span><text:span text:style-name="T50">)</text:span>; <text:span text:style-name="T237">L</text:span>ong <text:span text:style-name="T231">t</text:span>erm <text:span text:style-name="T231">m</text:span>edian</text:p>
      <text:p text:style-name="P1"/>
      <text:p text:style-name="P20">M<text:span text:style-name="T60">L</text:span> ; <text:span text:style-name="T248">Dynamic p</text:span>enalty free zone.</text:p>
      <text:p text:style-name="P1"/>
      <text:p text:style-name="P18">M<text:span text:style-name="T60">S</text:span> = the median over the last 100 blocks of max<text:span text:style-name="T248">(</text:span>M<text:span text:style-name="T60">B</text:span> , <text:span text:style-name="T234">M</text:span><text:span text:style-name="T123">L</text:span>) ; <text:span text:style-name="T221">Effective s</text:span>hort term median.</text:p>
      <text:p text:style-name="P1"/>
      <text:p text:style-name="P18"><text:span text:style-name="T220">M</text:span><text:span text:style-name="T116">N</text:span><text:span text:style-name="T220"> = M</text:span><text:span text:style-name="T116">S</text:span><text:span text:style-name="T220"> ; Median for Penalty calculation.</text:span></text:p>
      <text:p text:style-name="P1"/>
      <text:p text:style-name="P1">R<text:span text:style-name="T60">Base</text:span> = Block Reward.</text:p>
      <text:p text:style-name="P1"/>
      <text:p text:style-name="P15">0 &lt; M<text:span text:style-name="T60">B</text:span> <text:span text:style-name="T225">≤</text:span><text:span text:style-name="T227"> </text:span><text:span text:style-name="T229">min(</text:span><text:span text:style-name="T227">2M</text:span><text:span text:style-name="T120">N</text:span><text:span text:style-name="T227"> , </text:span><text:span text:style-name="T228">16M</text:span><text:span text:style-name="T121">L</text:span><text:span text:style-name="T58">) </text:span><text:span text:style-name="T227">; Requirement for valid block.</text:span></text:p>
      <text:p text:style-name="P16"/>
      <text:p text:style-name="P1">B = M<text:span text:style-name="T60">B</text:span> /M<text:span text:style-name="T60">N</text:span> - 1 where -1 <text:span text:style-name="T224">&lt;</text:span> B ≤ 1</text:p>
      <text:p text:style-name="P1"/>
      <text:p text:style-name="P1">P<text:span text:style-name="T60">B</text:span> = <text:s/>R<text:span text:style-name="T60">Base</text:span>B<text:span text:style-name="T151">2</text:span> for B &gt; 0 ; Monero applies a penalty P<text:span text:style-name="T60">B</text:span>, to increase the block weight by B; <text:s/>P<text:span text:style-name="T60">B</text:span> = <text:s/>0 for B ≤ 0 </text:p>
      <text:p text:style-name="P1"/>
      <text:p text:style-name="P48">Changes</text:p>
      <text:p text:style-name="P141"><text:span text:style-name="T179"/></text:p>
      <text:p text:style-name="P142"><text:span text:style-name="T179">1) </text:span><text:span text:style-name="T180">The r</text:span><text:span text:style-name="T203">equirement for </text:span><text:span text:style-name="T206">a </text:span><text:span text:style-name="T203">valid block </text:span><text:span text:style-name="T204">is now </text:span><text:span text:style-name="T203">0 &lt; M</text:span><text:span text:style-name="T110">B</text:span><text:span text:style-name="T203"> </text:span><text:span text:style-name="T226">≤</text:span><text:span text:style-name="T203"> </text:span><text:span text:style-name="T204">min(</text:span><text:span text:style-name="T203">2M</text:span><text:span text:style-name="T110">N</text:span><text:span text:style-name="T203"> , </text:span><text:span text:style-name="T205">16M</text:span><text:span text:style-name="T111">L</text:span><text:span text:style-name="T42">). This caps the maximum </text:span><text:span text:style-name="T43">M</text:span><text:span text:style-name="T110">B </text:span><text:span text:style-name="T42">to </text:span><text:span text:style-name="T45">16</text:span><text:span text:style-name="T41">M</text:span><text:span text:style-name="T113">L</text:span><text:span text:style-name="T42"> as opposed to </text:span><text:span text:style-name="T45">3</text:span><text:span text:style-name="T42">2</text:span><text:span text:style-name="T41">M</text:span><text:span text:style-name="T113">L</text:span><text:span text:style-name="T44">. It also means that the maximum allowed M</text:span><text:span text:style-name="T112">B</text:span><text:span text:style-name="T44"> is reduced for M</text:span><text:span text:style-name="T112">S</text:span><text:span text:style-name="T44"> &gt; 8M</text:span><text:span text:style-name="T112">L</text:span><text:span text:style-name="T44">. </text:span><text:span text:style-name="T45">For M</text:span><text:span text:style-name="T113">S</text:span><text:span text:style-name="T45"> = 16 M</text:span><text:span text:style-name="T113">L</text:span><text:span text:style-name="T45">, M</text:span><text:span text:style-name="T113">B</text:span><text:span text:style-name="T45"> is capped by M</text:span><text:span text:style-name="T113">S</text:span><text:span text:style-name="T45"> </text:span></text:p>
      <text:p text:style-name="P142"><text:span text:style-name="T181">2) </text:span><text:span text:style-name="T179">Maximum growth of M</text:span><text:span text:style-name="T88">S</text:span><text:span text:style-name="T179"> is reduced from 50M</text:span><text:span text:style-name="T88">L</text:span><text:span text:style-name="T179"> to 16M</text:span><text:span text:style-name="T88">L</text:span><text:span text:style-name="T23"> </text:span><text:span text:style-name="T29">and maximum growth of M</text:span><text:span text:style-name="T94">B</text:span><text:span text:style-name="T29"> is reduced from 100M</text:span><text:span text:style-name="T94">L</text:span><text:span text:style-name="T29"> to 16 M</text:span><text:span text:style-name="T94">L</text:span><text:span text:style-name="T29">.</text:span></text:p>
      <text:p text:style-name="P141"><text:span text:style-name="T181">3</text:span><text:span text:style-name="T179">) Rate of growth and decline of M</text:span><text:span text:style-name="T88">L</text:span><text:span text:style-name="T179"> is increased from 1.7x to 2x</text:span></text:p>
      <text:p text:style-name="P143"><text:span text:style-name="T182">4</text:span><text:span text:style-name="T179">) Z</text:span><text:span text:style-name="T88">M</text:span><text:span text:style-name="T179"> is increased from 300000 bytes to 1000000 bytes</text:span></text:p>
      <text:p text:style-name="P1"/>
      <text:p text:style-name="P30"/>
      <text:p text:style-name="P50">Note <text:span text:style-name="T270">1</text:span>: <text:span text:style-name="T267">(Optional) </text:span><text:span text:style-name="T271">Transitional </text:span><text:span text:style-name="T272">H</text:span><text:span text:style-name="T271">ard </text:span><text:span text:style-name="T272">F</text:span><text:span text:style-name="T271">ork </text:span><text:span text:style-name="T272">K</text:span><text:span text:style-name="T271">eeping RingCT</text:span></text:p>
      <text:p text:style-name="P31"/>
      <text:p text:style-name="P31">The above can be implemented as a transitional stage 1 hard fork with the current RingCT using <text:span text:style-name="T266">Z</text:span><text:span text:style-name="T148">M</text:span> <text:s/>= 250000 bytes. On the stage 2 hard fork for <text:s/>FCMP++ the only <text:span text:style-name="T271">consensus </text:span>change that is then needed is to multiply the <text:span text:style-name="T266">Z</text:span><text:span text:style-name="T148">M</text:span> constant by 4. This allows for a 4000000 byte maximum on ramp to 50000 blocks to address the <text:span text:style-name="T267">current </text:span>code constants vulnerability.</text:p>
      <text:p text:style-name="P61"><text:span text:style-name="T13">2</text:span><text:span text:style-name="T49">a</text:span><text:span text:style-name="T13">) </text:span><text:span text:style-name="T2">M</text:span><text:span text:style-name="T1">inimum Fee </text:span><text:span text:style-name="T47">For </text:span><text:span text:style-name="T1">Node </text:span><text:span text:style-name="T46">Relay</text:span><text:span text:style-name="T1"> </text:span><text:span text:style-name="T21">(</text:span><text:span text:style-name="T22">O</text:span><text:span text:style-name="T21">ld) </text:span></text:p>
      <text:p text:style-name="P73"/>
      <text:p text:style-name="P136"><text:span text:style-name="T34">W</text:span><text:span text:style-name="T36">e add a, penalty attracting, transaction T with a size of T</text:span><text:span text:style-name="T104">T </text:span><text:span text:style-name="T185">to </text:span><text:span text:style-name="T184">a block of weight M</text:span><text:span text:style-name="T95">B</text:span><text:span text:style-name="T184"> </text:span><text:span text:style-name="T35"><text:s/></text:span></text:p>
      <text:p text:style-name="P75"/>
      <text:p text:style-name="P81">Define</text:p>
      <text:p text:style-name="P81"/>
      <text:p text:style-name="P32">T<text:span text:style-name="T60">R</text:span> = <text:span text:style-name="T233">3</text:span>000 bytes ; Reference Transaction weight. <text:span text:style-name="T237">Note: </text:span>T<text:span text:style-name="T60">R</text:span> <text:span text:style-name="T237">must be greater than T</text:span><text:span text:style-name="T132">2</text:span><text:span text:style-name="T237">. T</text:span><text:span text:style-name="T132">2</text:span><text:span text:style-name="T237"> equals the we</text:span>ight in bytes of a 2 input and 2 output transaction.</text:p>
      <text:p text:style-name="P81"/>
      <text:p text:style-name="P4"><text:span text:style-name="T1">B</text:span><text:span text:style-name="T60">T</text:span><text:span text:style-name="T1"> = T</text:span><text:span text:style-name="T60">T</text:span><text:span text:style-name="T1"> / M</text:span><text:span text:style-name="T60">N</text:span></text:p>
      <text:p text:style-name="P75"/>
      <text:p text:style-name="P4"><text:span text:style-name="T1">P</text:span><text:span text:style-name="T60">BT</text:span><text:span text:style-name="T1"> = R</text:span><text:span text:style-name="T83">B</text:span><text:span text:style-name="T60">ase</text:span><text:span text:style-name="T1">(B+B</text:span><text:span text:style-name="T60">T</text:span><text:span text:style-name="T1">)</text:span><text:span text:style-name="T151">2</text:span><text:span text:style-name="T1"> <text:s/></text:span><text:span text:style-name="T12">= <text:s/></text:span><text:span text:style-name="T1">R</text:span><text:span text:style-name="T77">b</text:span><text:span text:style-name="T60">ase</text:span><text:span text:style-name="T1">( B</text:span><text:span text:style-name="T151">2</text:span><text:span text:style-name="T1"> </text:span><text:span text:style-name="T12">+</text:span><text:span text:style-name="T1"> <text:s/>2BB</text:span><text:span text:style-name="T60">T</text:span><text:span text:style-name="T1"> + B</text:span><text:span text:style-name="T60">T</text:span><text:span text:style-name="T151">2</text:span><text:span text:style-name="T1"> )</text:span><text:span text:style-name="T12"> </text:span><text:span text:style-name="T1">; The new penalty, where B + B</text:span><text:span text:style-name="T60">T</text:span><text:span text:style-name="T1"> &gt; 0</text:span></text:p>
      <text:p text:style-name="P75"/>
      <text:p text:style-name="P4"><text:span text:style-name="T1">P</text:span><text:span text:style-name="T60">T</text:span><text:span text:style-name="T1"> = P</text:span><text:span text:style-name="T60">BT</text:span><text:span text:style-name="T1"> – P</text:span><text:span text:style-name="T60">B </text:span><text:span text:style-name="T1"><text:s text:c="2"/></text:span><text:span text:style-name="T12">=</text:span><text:span text:style-name="T1"> <text:s/>R</text:span><text:span text:style-name="T77">B</text:span><text:span text:style-name="T60">ase</text:span><text:span text:style-name="T1">(2BB</text:span><text:span text:style-name="T60">T</text:span><text:span text:style-name="T1"> + B</text:span><text:span text:style-name="T60">T</text:span><text:span text:style-name="T151">2</text:span><text:span text:style-name="T1"> ) ; </text:span><text:span text:style-name="T14">Increase in penalty from adding transaction T</text:span></text:p>
      <text:p text:style-name="P75"/>
      <text:p text:style-name="P4"><text:span text:style-name="T1">F</text:span><text:span text:style-name="T60">T</text:span><text:span text:style-name="T1"> = R</text:span><text:span text:style-name="T77">B</text:span><text:span text:style-name="T60">ase</text:span><text:span text:style-name="T1">(2BB</text:span><text:span text:style-name="T60">T</text:span><text:span text:style-name="T1"> + B</text:span><text:span text:style-name="T60">T</text:span><text:span text:style-name="T151">2</text:span><text:span text:style-name="T1"> ) <text:s/>; The additional fee required to overcome the increase in penalty P</text:span><text:span text:style-name="T60">T</text:span><text:span text:style-name="T1"> </text:span></text:p>
      <text:p text:style-name="P75"/>
      <text:p text:style-name="P84">For the case B = 0 this reduces to <text:span text:style-name="T171">F</text:span><text:span text:style-name="T76">T</text:span><text:span text:style-name="T171"> = R</text:span><text:span text:style-name="T77">B</text:span><text:span text:style-name="T76">ase</text:span><text:span text:style-name="T171">B</text:span><text:span text:style-name="T76">T</text:span><text:span text:style-name="T152">2</text:span><text:span text:style-name="T171"> </text:span></text:p>
      <text:p text:style-name="P89"/>
      <text:p text:style-name="P105"><text:span text:style-name="T170">M</text:span><text:span text:style-name="T81">F</text:span><text:span text:style-name="T170"> <text:s/>= <text:s/>M</text:span><text:span text:style-name="T81">L</text:span><text:span text:style-name="T170"> ; Median for minimum fee calculation<text:line-break/></text:span></text:p>
      <text:p text:style-name="P100">To calculate the minimum fee <text:span text:style-name="T232">we consider a transaction of weight T</text:span><text:span text:style-name="T122">R</text:span><text:span text:style-name="T232"> at the start of the penalty, B = 0 with M</text:span><text:span text:style-name="T122">N</text:span><text:span text:style-name="T232"> = M</text:span><text:span text:style-name="T136">F</text:span><text:span text:style-name="T232"> 95% of the fee required to pay the penalty incurred is the minimum fee. </text:span></text:p>
      <text:p text:style-name="P112"/>
      <text:p text:style-name="P10"><text:span text:style-name="T3">B</text:span><text:span text:style-name="T65">R</text:span><text:span text:style-name="T68">L</text:span><text:span text:style-name="T3"> = T</text:span><text:span text:style-name="T64">R</text:span><text:span text:style-name="T3"> / </text:span><text:span text:style-name="T5">M</text:span><text:span text:style-name="T66">F</text:span><text:span text:style-name="T65"> </text:span><text:span text:style-name="T4">; <text:s/></text:span></text:p>
      <text:p text:style-name="P97"/>
      <text:p text:style-name="P91"><text:span text:style-name="T171">F</text:span><text:span text:style-name="T80">R</text:span><text:span text:style-name="T171"> = R</text:span><text:span text:style-name="T77">B</text:span><text:span text:style-name="T76">ase</text:span><text:span text:style-name="T171">B</text:span><text:span text:style-name="T80">R</text:span><text:span text:style-name="T135">L</text:span><text:span text:style-name="T152">2</text:span><text:span text:style-name="T171"> <text:s/>; <text:s/>Fee required to pay the penalty incurred</text:span></text:p>
      <text:p text:style-name="P91"/>
      <text:p text:style-name="P91"><text:span text:style-name="T172">f</text:span><text:span text:style-name="T80">R</text:span><text:span text:style-name="T172"> = R</text:span><text:span text:style-name="T77">B</text:span><text:span text:style-name="T76">ase</text:span><text:span text:style-name="T171">B</text:span><text:span text:style-name="T80">R</text:span><text:span text:style-name="T135">L</text:span><text:span text:style-name="T171">/M</text:span><text:span text:style-name="T124">F</text:span><text:span text:style-name="T171"> ; Fee required to pay the penalty incurred per byte for a given M</text:span><text:span text:style-name="T124">F</text:span></text:p>
      <text:p text:style-name="P91"/>
      <text:p text:style-name="P91"><text:span text:style-name="T172">f</text:span><text:span text:style-name="T128">I</text:span><text:span text:style-name="T172"> = 0.95f</text:span><text:span text:style-name="T82">R</text:span><text:span text:style-name="T172"> </text:span><text:span text:style-name="T173"><text:s/>; Minimum fee per byte</text:span></text:p>
      <text:p text:style-name="P135"/>
      <text:p text:style-name="P27"><text:span text:style-name="T10"/></text:p>
      <text:p text:style-name="P72"><text:span text:style-name="T16">2</text:span><text:span text:style-name="T20">a</text:span><text:span text:style-name="T16">) </text:span><text:span text:style-name="T17">M</text:span><text:span text:style-name="T15">inimum Fee </text:span><text:span text:style-name="T19">For </text:span><text:span text:style-name="T15">Node </text:span><text:span text:style-name="T18">Relay</text:span><text:span text:style-name="T15"> (New) </text:span></text:p>
      <text:p text:style-name="P74"/>
      <text:p text:style-name="Standard"><text:span text:style-name="T34">W</text:span><text:span text:style-name="T35">e add a, penalty attracting, transaction T with a size of T</text:span><text:span text:style-name="T103">T </text:span><text:span text:style-name="T183"><text:s/></text:span><text:span text:style-name="T184">to a block of weight M</text:span><text:span text:style-name="T95">B</text:span><text:span text:style-name="T184"> </text:span><text:span text:style-name="T35"><text:s/></text:span></text:p>
      <text:p text:style-name="P76"/>
      <text:p text:style-name="P82">Define</text:p>
      <text:p text:style-name="P82"/>
      <text:p text:style-name="P32">T<text:span text:style-name="T60">R</text:span> = <text:span text:style-name="T248">10</text:span>000 bytes ; Reference Transaction weight. <text:span text:style-name="T237">Note: </text:span>T<text:span text:style-name="T60">R</text:span> <text:span text:style-name="T237">must be greater than T</text:span><text:span text:style-name="T132">2</text:span><text:span text:style-name="T237">. T</text:span><text:span text:style-name="T132">2</text:span><text:span text:style-name="T237"> equals the we</text:span>ight in bytes of a 2 input and 2 output transaction. </text:p>
      <text:p text:style-name="P82"/>
      <text:p text:style-name="P5"><text:span text:style-name="T1">B</text:span><text:span text:style-name="T60">T</text:span><text:span text:style-name="T1"> = T</text:span><text:span text:style-name="T60">T</text:span><text:span text:style-name="T1"> / M</text:span><text:span text:style-name="T60">N</text:span></text:p>
      <text:p text:style-name="P76"/>
      <text:p text:style-name="P6"><text:span text:style-name="T1">P</text:span><text:span text:style-name="T60">BT</text:span><text:span text:style-name="T1"> = R</text:span><text:span text:style-name="T83">B</text:span><text:span text:style-name="T60">ase</text:span><text:span text:style-name="T1">(B+B</text:span><text:span text:style-name="T60">T</text:span><text:span text:style-name="T1">)</text:span><text:span text:style-name="T151">2</text:span><text:span text:style-name="T1"> <text:s/></text:span><text:span text:style-name="T12">= <text:s/></text:span><text:span text:style-name="T1">R</text:span><text:span text:style-name="T77">b</text:span><text:span text:style-name="T60">ase</text:span><text:span text:style-name="T1">( B</text:span><text:span text:style-name="T151">2</text:span><text:span text:style-name="T1"> </text:span><text:span text:style-name="T12">+</text:span><text:span text:style-name="T1"> <text:s/>2BB</text:span><text:span text:style-name="T60">T</text:span><text:span text:style-name="T1"> + B</text:span><text:span text:style-name="T60">T</text:span><text:span text:style-name="T151">2</text:span><text:span text:style-name="T1"> )</text:span><text:span text:style-name="T12"> </text:span><text:span text:style-name="T1">; The new penalty, where B + B</text:span><text:span text:style-name="T60">T</text:span><text:span text:style-name="T1"> &gt; 0</text:span></text:p>
      <text:p text:style-name="P77"/>
      <text:p text:style-name="P6"><text:span text:style-name="T1">P</text:span><text:span text:style-name="T60">T</text:span><text:span text:style-name="T1"> = P</text:span><text:span text:style-name="T60">BT</text:span><text:span text:style-name="T1"> – P</text:span><text:span text:style-name="T60">B </text:span><text:span text:style-name="T1"><text:s text:c="2"/></text:span><text:span text:style-name="T12">=</text:span><text:span text:style-name="T1"> <text:s/>R</text:span><text:span text:style-name="T77">B</text:span><text:span text:style-name="T60">ase</text:span><text:span text:style-name="T1">(2BB</text:span><text:span text:style-name="T60">T</text:span><text:span text:style-name="T1"> + B</text:span><text:span text:style-name="T60">T</text:span><text:span text:style-name="T151">2</text:span><text:span text:style-name="T1"> ) ; </text:span><text:span text:style-name="T14">Increase in penalty from adding transaction T</text:span></text:p>
      <text:p text:style-name="P76"/>
      <text:p text:style-name="P7"><text:span text:style-name="T1">F</text:span><text:span text:style-name="T60">T</text:span><text:span text:style-name="T1"> = R</text:span><text:span text:style-name="T77">B</text:span><text:span text:style-name="T60">ase</text:span><text:span text:style-name="T1">(2BB</text:span><text:span text:style-name="T60">T</text:span><text:span text:style-name="T1"> + B</text:span><text:span text:style-name="T60">T</text:span><text:span text:style-name="T151">2</text:span><text:span text:style-name="T1"> ) <text:s/>; The additional fee required to overcome the increase in penalty P</text:span><text:span text:style-name="T60">T</text:span><text:span text:style-name="T1"> </text:span></text:p>
      <text:p text:style-name="P76"/>
      <text:p text:style-name="P85">For the case B = 0 this reduces to <text:span text:style-name="T171">F</text:span><text:span text:style-name="T76">T</text:span><text:span text:style-name="T171"> = R</text:span><text:span text:style-name="T77">B</text:span><text:span text:style-name="T76">ase</text:span><text:span text:style-name="T171">B</text:span><text:span text:style-name="T76">T</text:span><text:span text:style-name="T152">2</text:span><text:span text:style-name="T171"> </text:span></text:p>
      <text:p text:style-name="P79"/>
      <text:p text:style-name="P96"><text:span text:style-name="T154">M</text:span><text:span text:style-name="T62">F</text:span><text:span text:style-name="T154"> = <text:s/></text:span>M<text:span text:style-name="T60">L</text:span> <text:span text:style-name="T245"><text:s/></text:span>; Median for <text:span text:style-name="T174">minimum </text:span>fee calculation</text:p>
      <text:p text:style-name="P96"/>
      <text:p text:style-name="P99">To calculate the minimum fee <text:span text:style-name="T232">we consider a transaction of weight T</text:span><text:span text:style-name="T122">R</text:span><text:span text:style-name="T232"> at the start of the penalty, B = 0 with M</text:span><text:span text:style-name="T122">N</text:span><text:span text:style-name="T232"> = M</text:span><text:span text:style-name="T136">F</text:span><text:span text:style-name="T232"> </text:span><text:span text:style-name="T264">100</text:span><text:span text:style-name="T232">% of the fee required to pay the penalty incurred is the minimum fee. </text:span></text:p>
      <text:p text:style-name="P95"/>
      <text:p text:style-name="P9"><text:span text:style-name="T3">B</text:span><text:span text:style-name="T65">R</text:span><text:span text:style-name="T68">L</text:span><text:span text:style-name="T3"> = T</text:span><text:span text:style-name="T64">R</text:span><text:span text:style-name="T3"> / </text:span><text:span text:style-name="T5">M</text:span><text:span text:style-name="T66">F</text:span><text:span text:style-name="T65"> </text:span><text:span text:style-name="T4">; <text:s/></text:span></text:p>
      <text:p text:style-name="P93"/>
      <text:p text:style-name="P88"><text:span text:style-name="T171">F</text:span><text:span text:style-name="T80">R</text:span><text:span text:style-name="T138">L</text:span><text:span text:style-name="T171"> = R</text:span><text:span text:style-name="T77">B</text:span><text:span text:style-name="T76">ase</text:span><text:span text:style-name="T171">B</text:span><text:span text:style-name="T80">R</text:span><text:span text:style-name="T135">L</text:span><text:span text:style-name="T152">2</text:span><text:span text:style-name="T171"> <text:s/>; <text:s/>Fee required to pay the penalty incurred</text:span></text:p>
      <text:p text:style-name="P86"/>
      <text:p text:style-name="P88"><text:span text:style-name="T172">f</text:span><text:span text:style-name="T80">R</text:span><text:span text:style-name="T138">L</text:span><text:span text:style-name="T172"> = R</text:span><text:span text:style-name="T77">B</text:span><text:span text:style-name="T76">ase</text:span><text:span text:style-name="T171">B</text:span><text:span text:style-name="T80">R</text:span><text:span text:style-name="T135">L</text:span><text:span text:style-name="T171">/M</text:span><text:span text:style-name="T124">F</text:span><text:span text:style-name="T171"> ; Fee required to pay the penalty incurred per byte for a given M</text:span><text:span text:style-name="T124">F</text:span></text:p>
      <text:p text:style-name="P86"/>
      <text:p text:style-name="P90"><text:span text:style-name="T172">f</text:span><text:span text:style-name="T128">I</text:span><text:span text:style-name="T138">L</text:span><text:span text:style-name="T172"> = f</text:span><text:span text:style-name="T82">R</text:span><text:span text:style-name="T146">L</text:span><text:span text:style-name="T78"> </text:span><text:span text:style-name="T173"><text:s/>; Minimum fee per byte</text:span></text:p>
      <text:p text:style-name="P90"/>
      <text:p text:style-name="P51">Note 1: Transitional Hard Fork (Implications) </text:p>
      <text:p text:style-name="P49"/>
      <text:p text:style-name="P31"><text:span text:style-name="T265">T</text:span><text:span text:style-name="T147">R</text:span> = 2500 bytes <text:span text:style-name="T269">or 5000 byes if note </text:span><text:span text:style-name="T271">2</text:span><text:span text:style-name="T269"> </text:span><text:span text:style-name="T271">below</text:span><text:span text:style-name="T269"> is chosen for FCMP++.</text:span></text:p>
      <text:p text:style-name="P49"/>
      <text:p text:style-name="P49">Note <text:span text:style-name="T270">2</text:span>: (Optional) Double fees</text:p>
      <text:p text:style-name="P33"/>
      <text:p text:style-name="P33"><text:span text:style-name="T270">Increase</text:span> <text:span text:style-name="T265">T</text:span><text:span text:style-name="T147">R</text:span> to 20000 bytes.</text:p>
      <text:p text:style-name="P123"/>
      <text:p text:style-name="P123"><text:span text:style-name="T270">Note 3: </text:span><text:span text:style-name="T264">(Optional): </text:span>Additional, <text:span text:style-name="T261">minimum fee, </text:span><text:span text:style-name="T264">per byte</text:span> for large transactions.</text:p>
      <text:p text:style-name="P123"/>
      <text:p text:style-name="P103"><text:span text:style-name="T156">f</text:span><text:span text:style-name="T73">I</text:span><text:span text:style-name="T74">N</text:span><text:span text:style-name="T166"> </text:span><text:span text:style-name="T153">= 4</text:span><text:span text:style-name="T156">f</text:span><text:span text:style-name="T73">I</text:span><text:span text:style-name="T75">L</text:span><text:span text:style-name="T153">, If a transaction has a weight T</text:span><text:span text:style-name="T61">T</text:span><text:span text:style-name="T153"> &gt; </text:span><text:span text:style-name="T167">2</text:span><text:span text:style-name="T153">0000 bytes<text:line-break/></text:span><text:span text:style-name="T168">and / </text:span><text:span text:style-name="T153">or more tha</text:span><text:span text:style-name="T169">n</text:span><text:span text:style-name="T153"> 8 inputs. </text:span></text:p>
      <text:p text:style-name="P116"/>
      <text:p text:style-name="P124">Changes</text:p>
      <text:p text:style-name="P122"/>
      <text:p text:style-name="P22"><text:span text:style-name="T269">1</text:span>) T<text:span text:style-name="T60">R</text:span> is increased from <text:span text:style-name="T266">3000 bytes to 10000 bytes. </text:span><text:span text:style-name="T269">For clarity </text:span>T<text:span text:style-name="T60">R</text:span><text:span text:style-name="T269"> is defined outside of consensus.</text:span></text:p>
      <text:p text:style-name="P34">2) There is no reduction to 95% of the minimum fee. This is all now handled on the wallet side.</text:p>
      <text:p text:style-name="P69"><text:span text:style-name="T246">2b</text:span>) Wallet Fees (<text:span text:style-name="T178">Old</text:span>)</text:p>
      <text:p text:style-name="P68"/>
      <text:p text:style-name="P56"><text:span text:style-name="T157">For the calculation of wallet fees we assume that the next 10 blocks have no transactions, other than the coinba</text:span><text:span text:style-name="T158">se</text:span><text:span text:style-name="T157"> transaction, </text:span><text:span text:style-name="T159">the empty blocks,</text:span><text:span text:style-name="T157"> We then calculate M</text:span><text:span text:style-name="T69">LW</text:span><text:span text:style-name="T157"> </text:span><text:span text:style-name="T164">and M</text:span><text:span text:style-name="T72">SW</text:span><text:span text:style-name="T164"> </text:span><text:span text:style-name="T157">by following the calculation of M</text:span><text:span text:style-name="T70">L</text:span><text:span text:style-name="T157"> </text:span><text:span text:style-name="T164">and M</text:span><text:span text:style-name="T72">S</text:span><text:span text:style-name="T164"> </text:span><text:span text:style-name="T157">at this future point. </text:span><text:span text:style-name="T160">We use the previous </text:span><text:span text:style-name="T161">99990</text:span><text:span text:style-name="T160"> blocks and the future 10 empty blocks </text:span><text:span text:style-name="T162">(100000 blocks) for M</text:span><text:span text:style-name="T71">L</text:span><text:span text:style-name="T7"> </text:span><text:span text:style-name="T8">and the previous 90 blocks and future 10 blocks (100) blocks for M</text:span><text:span text:style-name="T72">S</text:span><text:span text:style-name="T8">.</text:span></text:p>
      <text:p text:style-name="P29"/>
      <text:p text:style-name="P29">Define</text:p>
      <text:p text:style-name="P29"/>
      <text:p text:style-name="P56">M<text:span text:style-name="T60">B</text:span><text:span text:style-name="T84">W</text:span> = <text:span text:style-name="T249">M</text:span><text:span text:style-name="T139">B</text:span><text:span text:style-name="T51"> for the last 99990 blocks<text:line-break/>M</text:span><text:span text:style-name="T139">B</text:span><text:span text:style-name="T84">W</text:span><text:span text:style-name="T51"> = 0 for the future 10 blocks; A value of 0 bytes </text:span><text:span text:style-name="T52">can be</text:span><text:span text:style-name="T51"> used for the empty blocks for the purposes of calculating M</text:span><text:span text:style-name="T139">LW</text:span><text:span text:style-name="T51">.</text:span></text:p>
      <text:p text:style-name="P28"/>
      <text:p text:style-name="P56">M<text:span text:style-name="T60">L</text:span><text:span text:style-name="T84">W</text:span> = The median over the <text:span text:style-name="T249">l</text:span>ast <text:span text:style-name="T249">99990</text:span> blocks <text:span text:style-name="T249">and future 10 blocks </text:span><text:span text:style-name="T250">(100000 blocks)</text:span> of max((min (M<text:span text:style-name="T60">B</text:span><text:span text:style-name="T85">W</text:span> , 2M<text:span text:style-name="T60">L</text:span>), Z<text:span text:style-name="T60">M</text:span> , M<text:span text:style-name="T60">L</text:span>/2) ; <text:s/><text:span text:style-name="T249">The current value of M</text:span><text:span text:style-name="T139">L</text:span><text:span text:style-name="T249"> from consensus is used; </text:span><text:span text:style-name="T251">Effective l</text:span>ong <text:span text:style-name="T251">t</text:span>erm <text:span text:style-name="T251">m</text:span>edian <text:span text:style-name="T177">for wallet fees</text:span></text:p>
      <text:p text:style-name="P12"/>
      <text:p text:style-name="P23">M<text:span text:style-name="T60">L</text:span><text:span text:style-name="T85">W</text:span> ; <text:span text:style-name="T235">P</text:span>enalty free zone <text:span text:style-name="T177">for wallet fees </text:span></text:p>
      <text:p text:style-name="P12"/>
      <text:p text:style-name="P146"><text:span text:style-name="T186">M</text:span><text:span text:style-name="T102">S</text:span><text:span text:style-name="T107">W</text:span><text:span text:style-name="T186"> = the median over the </text:span><text:span text:style-name="T191">l</text:span><text:span text:style-name="T186">ast </text:span><text:span text:style-name="T191">9</text:span><text:span text:style-name="T186">0 blocks </text:span><text:span text:style-name="T191">and future 10 blocks</text:span><text:span text:style-name="T186"> </text:span><text:span text:style-name="T191">(100 blocks) </text:span><text:span text:style-name="T186">of max</text:span><text:span text:style-name="T192">(</text:span><text:span text:style-name="T32">M</text:span><text:span text:style-name="T98">B</text:span><text:span text:style-name="T99">W</text:span><text:span text:style-name="T32"> , M</text:span><text:span text:style-name="T100">L</text:span><text:span text:style-name="T99">W</text:span><text:span text:style-name="T32">)</text:span><text:span text:style-name="T186">; </text:span><text:span text:style-name="T193">Effective s</text:span><text:span text:style-name="T186">hort term median </text:span><text:span text:style-name="T193">for wallet fees</text:span><text:span text:style-name="T186"> </text:span></text:p>
      <text:p text:style-name="P26"/>
      <text:p text:style-name="P108">M<text:span text:style-name="T60">N</text:span><text:span text:style-name="T116">W</text:span> = <text:span text:style-name="T236">min(</text:span>M<text:span text:style-name="T60">S</text:span><text:span text:style-name="T116">W</text:span><text:span text:style-name="T220"> , 50M</text:span><text:span text:style-name="T116">LW</text:span><text:span text:style-name="T220">)</text:span></text:p>
      <text:p text:style-name="P25"><text:span text:style-name="T1"/></text:p>
      <text:p text:style-name="P25"><text:span text:style-name="T1">M</text:span><text:span text:style-name="T60">F</text:span><text:span text:style-name="T86">W</text:span><text:span text:style-name="T1"> = </text:span><text:span text:style-name="T3"><text:s/></text:span><text:span text:style-name="T1">M</text:span><text:span text:style-name="T60">L</text:span><text:span text:style-name="T134">W</text:span><text:span text:style-name="T1"> ; Median for </text:span><text:span text:style-name="T53">wallet </text:span><text:span text:style-name="T1">fee calculation</text:span></text:p>
      <text:p text:style-name="P12"/>
      <text:p text:style-name="P11"><text:span text:style-name="T3">B</text:span><text:span text:style-name="T63">R</text:span><text:span text:style-name="T67">L</text:span><text:span text:style-name="T68">W</text:span><text:span text:style-name="T3"> = T</text:span><text:span text:style-name="T64">R</text:span><text:span text:style-name="T3"> / </text:span><text:span text:style-name="T6">M</text:span><text:span text:style-name="T67">FW </text:span><text:span text:style-name="T6"><text:s/>; <text:s/>Used for the low and normal fees</text:span></text:p>
      <text:p text:style-name="P11"><text:span text:style-name="T6"/></text:p>
      <text:p text:style-name="P98"/>
      <text:p text:style-name="P80"><text:span text:style-name="T154">B</text:span><text:span text:style-name="T63">R</text:span><text:span text:style-name="T154"> = T</text:span><text:span text:style-name="T64">R</text:span><text:span text:style-name="T154"> / </text:span><text:span text:style-name="T155">Z</text:span><text:span text:style-name="T67">M </text:span><text:span text:style-name="T155"><text:s/>; <text:s/>Used for the medium and high fees</text:span></text:p>
      <text:p text:style-name="P98"/>
      <text:p text:style-name="P92"><text:span text:style-name="T171">F</text:span><text:span text:style-name="T126">L</text:span><text:span text:style-name="T171"> = R</text:span><text:span text:style-name="T77">B</text:span><text:span text:style-name="T76">ase</text:span><text:span text:style-name="T171">B</text:span><text:span text:style-name="T80">R</text:span><text:span text:style-name="T125">L</text:span><text:span text:style-name="T135">W</text:span><text:span text:style-name="T152">2</text:span><text:span text:style-name="T171"> <text:s/>; Low transaction fee for reference transaction</text:span></text:p>
      <text:p text:style-name="P92"/>
      <text:p text:style-name="P92"><text:span text:style-name="T172">f</text:span><text:span text:style-name="T126">L</text:span><text:span text:style-name="T172"> = R</text:span><text:span text:style-name="T77">B</text:span><text:span text:style-name="T76">ase</text:span><text:span text:style-name="T171">B</text:span><text:span text:style-name="T80">R</text:span><text:span text:style-name="T125">L</text:span><text:span text:style-name="T135">W</text:span><text:span text:style-name="T171">/M</text:span><text:span text:style-name="T79">F</text:span><text:span text:style-name="T87">W</text:span><text:span text:style-name="T171"> ; Low transaction fee per byte for a given M</text:span><text:span text:style-name="T79">F</text:span><text:span text:style-name="T87">W</text:span></text:p>
      <text:p text:style-name="P92"/>
      <text:p text:style-name="P109"><text:span text:style-name="T172">f</text:span><text:span text:style-name="T126">N</text:span><text:span text:style-name="T172"> = 4f</text:span><text:span text:style-name="T126">L</text:span><text:span text:style-name="T172"> <text:s/>;Normal transaction fee per byte for a given M</text:span><text:span text:style-name="T79">F</text:span><text:span text:style-name="T87">W</text:span></text:p>
      <text:p text:style-name="P109"/>
      <text:p text:style-name="P109"><text:span text:style-name="T172">f</text:span><text:span text:style-name="T87">M</text:span><text:span text:style-name="T172"> = 16</text:span><text:span text:style-name="T87"> </text:span><text:span text:style-name="T172">R</text:span><text:span text:style-name="T77">B</text:span><text:span text:style-name="T76">ase</text:span><text:span text:style-name="T171">B</text:span><text:span text:style-name="T80">R</text:span><text:span text:style-name="T171">/M</text:span><text:span text:style-name="T79">F</text:span><text:span text:style-name="T87">W</text:span><text:span text:style-name="T172"> <text:s/>; Medium Transaction fee per byte for a given M</text:span><text:span text:style-name="T79">F</text:span><text:span text:style-name="T87">W</text:span></text:p>
      <text:p text:style-name="P109"/>
      <text:p text:style-name="P23"><text:span text:style-name="T48">f</text:span><text:span text:style-name="T115">P</text:span><text:span text:style-name="T48"> = 2R</text:span><text:span text:style-name="T77">B</text:span><text:span text:style-name="T76">ase</text:span><text:span text:style-name="T11">/M</text:span><text:span text:style-name="T116">N</text:span><text:span text:style-name="T60">W</text:span><text:span text:style-name="T11"> </text:span><text:span text:style-name="T22">= f</text:span><text:span text:style-name="T126">M</text:span><text:span text:style-name="T54">M</text:span><text:span text:style-name="T118">FW</text:span><text:span text:style-name="T54">/(</text:span><text:span text:style-name="T55">8</text:span><text:span text:style-name="T54">B</text:span><text:span text:style-name="T119">R</text:span><text:span text:style-name="T54">M</text:span><text:span text:style-name="T116">N</text:span><text:span text:style-name="T118">W</text:span><text:span text:style-name="T54">)</text:span><text:span text:style-name="T11">; </text:span><text:span text:style-name="T22">Maximum Penalty (B =1)</text:span><text:span text:style-name="T11"> Transaction fee per byte for a given M</text:span><text:span text:style-name="T116">N</text:span><text:span text:style-name="T87">W</text:span></text:p>
      <text:p text:style-name="P92"/>
      <text:p text:style-name="P23"><text:span text:style-name="T219">f</text:span><text:span text:style-name="T118">H</text:span><text:span text:style-name="T219"> = 4f</text:span><text:span text:style-name="T141">M</text:span><text:span text:style-name="T219">max (1, M</text:span><text:span text:style-name="T118">FW</text:span><text:span text:style-name="T219">/(32B</text:span><text:span text:style-name="T127">R</text:span><text:span text:style-name="T219">M</text:span><text:span text:style-name="T117">N</text:span><text:span text:style-name="T118">W</text:span><text:span text:style-name="T219">)</text:span><text:span text:style-name="T252">);</text:span><text:span text:style-name="T219"> High </text:span><text:span text:style-name="T156">Transaction fee per </text:span><text:span text:style-name="T163">byte</text:span></text:p>
      <text:p text:style-name="P102"><text:s/></text:p>
      <text:p text:style-name="P101"/>
      <text:p text:style-name="P83"/>
      <text:p text:style-name="P70"><text:span text:style-name="T246">2b</text:span>) Wallet Fees (<text:span text:style-name="T176">New)</text:span></text:p>
      <text:p text:style-name="P71"/>
      <text:p text:style-name="P145"><text:span text:style-name="T196">For the calculation of wallet fees we assume that the next 10</text:span><text:span text:style-name="T202">00</text:span><text:span text:style-name="T196"> blocks have no transactions, other than the coinba</text:span><text:span text:style-name="T197">se</text:span><text:span text:style-name="T196"> transaction, </text:span><text:span text:style-name="T198">the empty blocks,</text:span><text:span text:style-name="T196"> We then calculate M</text:span><text:span text:style-name="T96">LW</text:span><text:span text:style-name="T196"> by following the calculation of M</text:span><text:span text:style-name="T97">L</text:span><text:span text:style-name="T196"> at this future point. </text:span><text:span text:style-name="T199">We use the previous </text:span><text:span text:style-name="T200">99</text:span><text:span text:style-name="T202">00</text:span><text:span text:style-name="T200">0</text:span><text:span text:style-name="T199"> blocks and the future 10</text:span><text:span text:style-name="T202">00</text:span><text:span text:style-name="T199"> empty blocks </text:span><text:span text:style-name="T201">(100000 blocks) for M</text:span><text:span text:style-name="T101">L</text:span><text:span text:style-name="T33">.</text:span><text:span text:style-name="T201"> </text:span></text:p>
      <text:p text:style-name="P145"><text:span text:style-name="T201"/></text:p>
      <text:p text:style-name="P35"/>
      <text:p text:style-name="P35">Define </text:p>
      <text:p text:style-name="P35"/>
      <text:p text:style-name="P137"><text:span text:style-name="T186">M</text:span><text:span text:style-name="T102">B</text:span><text:span text:style-name="T106">W</text:span><text:span text:style-name="T186"> = </text:span><text:span text:style-name="T188">M</text:span><text:span text:style-name="T105">B</text:span><text:span text:style-name="T37"> for the last 99</text:span><text:span text:style-name="T40">00</text:span><text:span text:style-name="T37">0 blocks<text:line-break/>M</text:span><text:span text:style-name="T105">B</text:span><text:span text:style-name="T106">W</text:span><text:span text:style-name="T37"> = 0 for the future 10</text:span><text:span text:style-name="T40">00</text:span><text:span text:style-name="T37"> blocks; A value of 0 bytes </text:span><text:span text:style-name="T39">can be</text:span><text:span text:style-name="T37"> used for the empty blocks for the purposes of calculating M</text:span><text:span text:style-name="T105">LW</text:span><text:span text:style-name="T38">.</text:span></text:p>
      <text:p text:style-name="P13"/>
      <text:p text:style-name="P138"><text:span text:style-name="T186">M</text:span><text:span text:style-name="T102">L</text:span><text:span text:style-name="T106">W</text:span><text:span text:style-name="T186"> = The median over the </text:span><text:span text:style-name="T188">l</text:span><text:span text:style-name="T186">ast </text:span><text:span text:style-name="T188">99</text:span><text:span text:style-name="T195">00</text:span><text:span text:style-name="T188">0</text:span><text:span text:style-name="T186"> blocks </text:span><text:span text:style-name="T188">and future 1</text:span><text:span text:style-name="T195">00</text:span><text:span text:style-name="T188">0 blocks </text:span><text:span text:style-name="T191">(100000 blocks)</text:span><text:span text:style-name="T186"> of max((min (M</text:span><text:span text:style-name="T102">B</text:span><text:span text:style-name="T107">W</text:span><text:span text:style-name="T186"> , 2M</text:span><text:span text:style-name="T102">L</text:span><text:span text:style-name="T186">), Z</text:span><text:span text:style-name="T102">M</text:span><text:span text:style-name="T186"> , M</text:span><text:span text:style-name="T102">L</text:span><text:span text:style-name="T186">/2) ; <text:s/></text:span><text:span text:style-name="T188">The current value of M</text:span><text:span text:style-name="T105">L</text:span><text:span text:style-name="T188"> from consensus is used; </text:span><text:span text:style-name="T189">Effective l</text:span><text:span text:style-name="T186">ong </text:span><text:span text:style-name="T189">t</text:span><text:span text:style-name="T186">erm </text:span><text:span text:style-name="T189">m</text:span><text:span text:style-name="T186">edian </text:span><text:span text:style-name="T190">for wallet fees</text:span></text:p>
      <text:p text:style-name="P13"/>
      <text:p text:style-name="P17">M<text:span text:style-name="T60">L</text:span><text:span text:style-name="T85">W</text:span> ; <text:span text:style-name="T235">P</text:span>enalty free zone <text:span text:style-name="T177">for wallet fees </text:span></text:p>
      <text:p text:style-name="P13"/>
      <text:p text:style-name="P24"><text:span text:style-name="T1"/></text:p>
      <text:p text:style-name="P24"><text:span text:style-name="T1"/></text:p>
      <text:p text:style-name="P24"/>
      <text:p text:style-name="P24"/>
      <text:p text:style-name="P24"/>
      <text:p text:style-name="P24"><text:span text:style-name="T1"/></text:p>
      <text:p text:style-name="P24"><text:span text:style-name="T1">M</text:span><text:span text:style-name="T60">F</text:span><text:span text:style-name="T86">W</text:span><text:span text:style-name="T1"> = </text:span><text:span text:style-name="T3"><text:s/></text:span><text:span text:style-name="T1">M</text:span><text:span text:style-name="T60">L</text:span><text:span text:style-name="T134">W</text:span><text:span text:style-name="T1"> ; Median for </text:span><text:span text:style-name="T53">wallet </text:span><text:span text:style-name="T1">fee calculation</text:span></text:p>
      <text:p text:style-name="P104"/>
      <text:p text:style-name="P8"><text:span text:style-name="T3">B</text:span><text:span text:style-name="T63">R</text:span><text:span text:style-name="T67">L</text:span><text:span text:style-name="T68">W</text:span><text:span text:style-name="T3"> = T</text:span><text:span text:style-name="T64">R</text:span><text:span text:style-name="T3"> / </text:span><text:span text:style-name="T6">M</text:span><text:span text:style-name="T67">FW </text:span><text:span text:style-name="T6"><text:s/>; <text:s/>Used for the low, </text:span><text:span text:style-name="T9">normal </text:span><text:span text:style-name="T6">and </text:span><text:span text:style-name="T9">medium</text:span><text:span text:style-name="T6"> fees</text:span></text:p>
      <text:p text:style-name="P94"/>
      <text:p text:style-name="P78"><text:span text:style-name="T154">B</text:span><text:span text:style-name="T63">R</text:span><text:span text:style-name="T154"> = T</text:span><text:span text:style-name="T64">R</text:span><text:span text:style-name="T154"> / </text:span><text:span text:style-name="T155">Z</text:span><text:span text:style-name="T67">M </text:span><text:span text:style-name="T155"><text:s/>; <text:s/>Used for the </text:span><text:span text:style-name="T165">high</text:span><text:span text:style-name="T155"> and </text:span><text:span text:style-name="T165">maximum</text:span><text:span text:style-name="T155"> fees</text:span></text:p>
      <text:p text:style-name="P94"/>
      <text:p text:style-name="P87"><text:span text:style-name="T171">F</text:span><text:span text:style-name="T126">L</text:span><text:span text:style-name="T171"> = R</text:span><text:span text:style-name="T77">B</text:span><text:span text:style-name="T76">ase</text:span><text:span text:style-name="T171">B</text:span><text:span text:style-name="T80">R</text:span><text:span text:style-name="T125">L</text:span><text:span text:style-name="T135">W</text:span><text:span text:style-name="T152">2</text:span><text:span text:style-name="T171"> <text:s/>; Low transaction fee for reference transaction</text:span></text:p>
      <text:p text:style-name="P87"/>
      <text:p text:style-name="P87"><text:span text:style-name="T172">f</text:span><text:span text:style-name="T126">L</text:span><text:span text:style-name="T172"> = R</text:span><text:span text:style-name="T77">B</text:span><text:span text:style-name="T76">ase</text:span><text:span text:style-name="T171">B</text:span><text:span text:style-name="T80">R</text:span><text:span text:style-name="T125">L</text:span><text:span text:style-name="T135">W</text:span><text:span text:style-name="T171">/M</text:span><text:span text:style-name="T79">F</text:span><text:span text:style-name="T87">W</text:span><text:span text:style-name="T171"> ; Low transaction fee per byte for a given M</text:span><text:span text:style-name="T79">F</text:span><text:span text:style-name="T87">W</text:span></text:p>
      <text:p text:style-name="P87"/>
      <text:p text:style-name="P106"><text:span text:style-name="T172">f</text:span><text:span text:style-name="T126">N</text:span><text:span text:style-name="T172"> = 4f</text:span><text:span text:style-name="T126">L</text:span><text:span text:style-name="T172"> <text:s/>; Normal transaction fee per byte for a given M</text:span><text:span text:style-name="T79">F</text:span><text:span text:style-name="T87">W</text:span></text:p>
      <text:p text:style-name="P106"/>
      <text:p text:style-name="P115">f<text:span text:style-name="T60">M</text:span> = 16f<text:span text:style-name="T60">L</text:span> ; <text:span text:style-name="T172">Medium Transaction fee per byte for a given M</text:span><text:span text:style-name="T79">F</text:span><text:span text:style-name="T87">W</text:span></text:p>
      <text:p text:style-name="P107"/>
      <text:p text:style-name="P107"/>
      <text:p text:style-name="P107"><text:span text:style-name="T172">f</text:span><text:span text:style-name="T149">H</text:span><text:span text:style-name="T172"> = </text:span><text:span text:style-name="T268">64</text:span><text:span text:style-name="T87"> </text:span><text:span text:style-name="T172">R</text:span><text:span text:style-name="T77">B</text:span><text:span text:style-name="T76">ase</text:span><text:span text:style-name="T171">B</text:span><text:span text:style-name="T80">R</text:span><text:span text:style-name="T171">/M</text:span><text:span text:style-name="T79">F</text:span><text:span text:style-name="T87">W</text:span><text:span text:style-name="T172"> <text:s/>; </text:span><text:span text:style-name="T268">High</text:span><text:span text:style-name="T172"> Transaction fee per byte for a given M</text:span><text:span text:style-name="T79">F</text:span><text:span text:style-name="T87">W</text:span></text:p>
      <text:p text:style-name="P106"/>
      <text:p text:style-name="P144"><text:span text:style-name="T24">f</text:span><text:span text:style-name="T93">X</text:span><text:span text:style-name="T24"> = </text:span><text:span text:style-name="T27">max(</text:span><text:span text:style-name="T24">2R</text:span><text:span text:style-name="T89">B</text:span><text:span text:style-name="T90">ase</text:span><text:span text:style-name="T25">/M</text:span><text:span text:style-name="T92">F</text:span><text:span text:style-name="T88">W</text:span><text:span text:style-name="T25"> <text:s/>, </text:span><text:span text:style-name="T27">4f</text:span><text:span text:style-name="T93">H</text:span><text:span text:style-name="T27">) </text:span><text:span text:style-name="T31">Maimum</text:span><text:span text:style-name="T30"> </text:span><text:span text:style-name="T31">t</text:span><text:span text:style-name="T30">ransaction fee per byte. </text:span><text:span text:style-name="T31">This is g</text:span><text:span text:style-name="T28">reater than or equal to </text:span><text:span text:style-name="T26">Maximum Penalty (B =1 )</text:span><text:span text:style-name="T25"> Transaction fee per byte </text:span><text:span text:style-name="T28">for a given</text:span><text:span text:style-name="T25"> M</text:span><text:span text:style-name="T92">F</text:span><text:span text:style-name="T91">W <text:s/></text:span></text:p>
      <text:p text:style-name="P45"/>
      <text:p text:style-name="P147">Changes</text:p>
      <text:p text:style-name="P40"/>
      <text:p text:style-name="P40">1) All fees including the high fee are now based upon M<text:span text:style-name="T60">L</text:span><text:span text:style-name="T145">W</text:span></text:p>
      <text:p text:style-name="P113">with the ratio between fees constant for a given M<text:span text:style-name="T60">LW</text:span>.</text:p>
      <text:p text:style-name="P40">2) The grace period is increased to 1000 blocks.</text:p>
      <text:p text:style-name="P43">3) 5 fee levels with at least a 4x factor between fees. </text:p>
      <text:p text:style-name="P67"><text:soft-page-break/><text:span text:style-name="T246">3</text:span><text:span text:style-name="T254">) </text:span><text:span text:style-name="T253">Transitional considerations for</text:span><text:span text:style-name="T244"> </text:span><text:span text:style-name="T243">Minimum penalty free zone, Z</text:span><text:span text:style-name="T133">M</text:span><text:span text:style-name="T243">, and </text:span><text:span text:style-name="T255">Median calculation</text:span><text:span text:style-name="T253">s</text:span><text:span text:style-name="T255"> after </text:span><text:span text:style-name="T253">the</text:span><text:span text:style-name="T255"> fork.</text:span></text:p>
      <text:p text:style-name="P55"/>
      <text:p text:style-name="P55"/>
      <text:p text:style-name="P55"/>
      <text:p text:style-name="P129"/>
      <text:p text:style-name="P129"/>
      <text:p text:style-name="P129">Define:</text:p>
      <text:p text:style-name="P129"/>
      <text:p text:style-name="P57"><text:span text:style-name="T1">Z</text:span><text:span text:style-name="T60">M</text:span><text:span text:style-name="T144">Ol</text:span><text:span text:style-name="T60">d</text:span><text:span text:style-name="T1"> = 300000 bytes </text:span><text:span text:style-name="T59">(Z</text:span><text:span text:style-name="T142">M</text:span><text:span text:style-name="T59"> <text:s/>before hard fork)</text:span></text:p>
      <text:p text:style-name="P129"/>
      <text:p text:style-name="P129">M<text:span text:style-name="T60">BOld</text:span> <text:span text:style-name="T257">= Block Weight in bytes (before hard fork) </text:span></text:p>
      <text:p text:style-name="P129"/>
      <text:p text:style-name="P129"/>
      <text:p text:style-name="P129"/>
      <text:p text:style-name="P139"><text:span text:style-name="T217">3</text:span><text:span text:style-name="T207">) </text:span><text:span text:style-name="T218">Transitional considerations for </text:span><text:span text:style-name="T216">Minimum penalty free zone, Z</text:span><text:span text:style-name="T114">M</text:span><text:span text:style-name="T216">, and </text:span><text:span text:style-name="T215">Median calculation</text:span><text:span text:style-name="T218">s</text:span><text:span text:style-name="T215"> after </text:span><text:span text:style-name="T218">the</text:span><text:span text:style-name="T215"> fork.</text:span></text:p>
      <text:p text:style-name="P19"/>
      <text:p text:style-name="P131"><text:span text:style-name="T239">C</text:span><text:span text:style-name="T238">alculation of M</text:span><text:span text:style-name="T129">L</text:span><text:span text:style-name="T238">, M</text:span><text:span text:style-name="T129">S</text:span><text:span text:style-name="T238">, </text:span><text:span text:style-name="T240">M</text:span><text:span text:style-name="T130">LW</text:span><text:span text:style-name="T240"> and M</text:span><text:span text:style-name="T130">SW </text:span><text:span text:style-name="T241">where </text:span><text:span text:style-name="T242">blocks from a previous </text:span><text:span text:style-name="T256">the </text:span><text:span text:style-name="T242">Monero version are included in a calculation after the fork. <text:s/></text:span><text:span text:style-name="T257">M</text:span><text:span text:style-name="T142">B</text:span><text:span text:style-name="T242"> </text:span><text:span text:style-name="T258">is modified as follows:</text:span></text:p>
      <text:p text:style-name="P132"/>
      <text:p text:style-name="P133">Define</text:p>
      <text:p text:style-name="P130"/>
      <text:p text:style-name="P130">Z<text:span text:style-name="T60">M</text:span> = 1000000 bytes</text:p>
      <text:p text:style-name="P128"/>
      <text:p text:style-name="P130">For blocks before the hard fork <text:line-break/>M<text:span text:style-name="T60">B</text:span> = <text:s/><text:span text:style-name="T256">M</text:span><text:span text:style-name="T143">BOld</text:span> ( Z<text:span text:style-name="T60">M</text:span> / <text:span text:style-name="T256">Z</text:span><text:span text:style-name="T143">M</text:span><text:span text:style-name="T144">O</text:span><text:span text:style-name="T143">ld</text:span> )</text:p>
      <text:p text:style-name="P130"/>
      <text:p text:style-name="P134">The medians are then calculated normally. </text:p>
      <text:p text:style-name="P134"/>
      <text:p text:style-name="P52">Note 1: Transitional Hard Fork (Implications) </text:p>
      <text:p text:style-name="P52"/>
      <text:p text:style-name="P44">Apply the transitional considerations for each hard fork:</text:p>
      <text:p text:style-name="P130"/>
      <text:p text:style-name="P133">1) <text:span text:style-name="T256">Z</text:span><text:span text:style-name="T143">M</text:span><text:span text:style-name="T144">Ol</text:span><text:span text:style-name="T143">d</text:span><text:span text:style-name="T256"> = 300000 bytes, </text:span><text:span text:style-name="T257">Z</text:span><text:span text:style-name="T142">M</text:span><text:span text:style-name="T257"> = </text:span>25<text:span text:style-name="T257">0000 bytes</text:span></text:p>
      <text:p text:style-name="P133">2) <text:span text:style-name="T256">Z</text:span><text:span text:style-name="T143">M</text:span><text:span text:style-name="T144">Ol</text:span><text:span text:style-name="T143">d</text:span><text:span text:style-name="T256"> = </text:span>25<text:span text:style-name="T256">0000 bytes, </text:span><text:span text:style-name="T257">Z</text:span><text:span text:style-name="T142">M</text:span><text:span text:style-name="T257"> = 1000000 bytes</text:span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6"/>
      <text:p text:style-name="P127"/>
      <text:p text:style-name="P127"><text:span text:style-name="T131"/></text:p>
      <text:p text:style-name="P125"/>
      <text:p text:style-name="P62"><text:soft-page-break/><text:span text:style-name="T246">4) </text:span>Wallet Fee <text:span text:style-name="T222">Rounding</text:span></text:p>
      <text:p text:style-name="P63"><text:span text:style-name="T259"/></text:p>
      <text:p text:style-name="P63"><text:span text:style-name="T259">Wallet fees, f</text:span><text:span text:style-name="T140">N</text:span><text:span text:style-name="T259">, f</text:span><text:span text:style-name="T140">L</text:span><text:span text:style-name="T259">, f</text:span><text:span text:style-name="T140">M</text:span><text:span text:style-name="T259">, and f</text:span><text:span text:style-name="T140">H</text:span><text:span text:style-name="T259"> are rounded up to the desired</text:span></text:p>
      <text:p text:style-name="P41">number of significant digits in the significant </text:p>
      <text:p text:style-name="P47"/>
      <text:p text:style-name="P47">Wallet Fee <text:span text:style-name="T223">Rounding </text:span>Examples</text:p>
      <text:p text:style-name="P37"/>
      <text:p text:style-name="P39">Two significant digits</text:p>
      <text:p text:style-name="P39"/>
      <text:p text:style-name="P39">27810<text:tab/><text:tab/>Rounded to : 28000</text:p>
      <text:p text:style-name="P39">37.94 <text:tab/><text:tab/>Rounded to : 38</text:p>
      <text:p text:style-name="P39">0.5555<text:tab/><text:tab/>Rounded to : 0.56</text:p>
      <text:p text:style-name="P110">0.002342<text:tab/>Rounded to : 0.002<text:span text:style-name="T260">4</text:span></text:p>
      <text:p text:style-name="P62"><text:span text:style-name="T246">4) </text:span>Wallet Fee <text:span text:style-name="T222">Rounding</text:span></text:p>
      <text:p text:style-name="P53"/>
      <text:p text:style-name="P42">Wallet fees, f<text:span text:style-name="T60">N</text:span>, f<text:span text:style-name="T60">L</text:span>, f<text:span text:style-name="T60">M</text:span>, f<text:span text:style-name="T60">H</text:span>, and f<text:span text:style-name="T150">X</text:span> are rounded to <text:span text:style-name="T260">2</text:span> significant digits in the significant </text:p>
      <text:p text:style-name="P46"/>
      <text:p text:style-name="P46">Wallet Fee <text:span text:style-name="T223">Rounding </text:span>Examples</text:p>
      <text:p text:style-name="P36"/>
      <text:p text:style-name="P38">Two significant digits</text:p>
      <text:p text:style-name="P38"/>
      <text:p text:style-name="P38">27810<text:tab/><text:tab/>Rounded to : 28000</text:p>
      <text:p text:style-name="P38">37.94 <text:tab/><text:tab/>Rounded to : 38</text:p>
      <text:p text:style-name="P38">0.5555<text:tab/><text:tab/>Rounded to : 0.56</text:p>
      <text:p text:style-name="P111">0.002342<text:tab/>Rounded to : 0.002<text:span text:style-name="T260">3</text:span></text:p>
      <text:p text:style-name="P65"><text:span text:style-name="T262">5</text:span><text:span text:style-name="T246">) </text:span><text:span text:style-name="T262">Transaction Weights</text:span></text:p>
      <text:p text:style-name="P66"><text:span text:style-name="T57"/></text:p>
      <text:p text:style-name="P66"><text:span text:style-name="T57">T</text:span><text:span text:style-name="T56">ransaction weighs are used to account for the different growth rate </text:span><text:span text:style-name="T57">the output proof</text:span><text:span text:style-name="T56"> verification time with the number of </text:span><text:span text:style-name="T57">outputs. This is done at consensus level and can lead to double charging if the fee per byte rate is increased because of an increase in the transaction weight.</text:span></text:p>
      <text:p text:style-name="P64"><text:span text:style-name="T262">5</text:span><text:span text:style-name="T246">) </text:span><text:span text:style-name="T262">Transaction Weights </text:span><text:span text:style-name="T263">(Proposed)</text:span></text:p>
      <text:p text:style-name="P54"/>
      <text:p text:style-name="P114">Breakdown <text:span text:style-name="T273">of</text:span> the transaction weight<text:span text:style-name="T276">s</text:span> as follows:</text:p>
      <text:p text:style-name="P114"/>
      <text:p text:style-name="P114">Use a standard weights <text:span text:style-name="T273">roughly based</text:span> upon the current size in bytes. <text:span text:style-name="T273">Calculation based upon the number of inputs and 2 outputs. </text:span><text:span text:style-name="T274">Then t</text:span><text:span text:style-name="T273">hree </text:span><text:span text:style-name="T278">additional weights are added</text:span><text:span text:style-name="T273"> to the 2 output weights for outputs greater than 2 as follows:</text:span></text:p>
      <text:p text:style-name="P114"/>
      <text:p text:style-name="P117"><text:span text:style-name="T279">a) </text:span>3 or 4 outputs: <text:span text:style-name="T275">The</text:span> <text:span text:style-name="T278">additional weight added is </text:span>based upon the average <text:span text:style-name="T275">increase in </text:span><text:span text:style-name="T278">size</text:span><text:span text:style-name="T275"> </text:span>over inputs of 4 output<text:span text:style-name="T275">s</text:span> over 2 output<text:span text:style-name="T275">s.</text:span></text:p>
      <text:p text:style-name="P117"/>
      <text:p text:style-name="P119"><text:span text:style-name="T279">b) </text:span>5, 6, 7 or 8 outputs: <text:span text:style-name="T275">The</text:span> <text:span text:style-name="T278">additional weight added is</text:span><text:span text:style-name="T274"> </text:span>based upon the average <text:span text:style-name="T275">increase in size </text:span>over inputs of <text:span text:style-name="T275">8</text:span> output<text:span text:style-name="T275">s</text:span> over 2 output<text:span text:style-name="T275">s.</text:span></text:p>
      <text:p text:style-name="P118"/>
      <text:p text:style-name="P119"><text:span text:style-name="T279">c) </text:span>9, 10, 11, 12, 13, 14, 15, 16 outputs: <text:span text:style-name="T275">The</text:span> <text:span text:style-name="T278">additional weight added is</text:span> the average <text:span text:style-name="T275">increase in size </text:span>over inputs of <text:span text:style-name="T275">16</text:span> output<text:span text:style-name="T275">s</text:span> over 2 output<text:span text:style-name="T275">s.</text:span></text:p>
      <text:p text:style-name="P118"/>
      <text:p text:style-name="P121">A standard weight for the fee is implicit. This is minimal and will avoid the need to do recursive wallet fee calclations.</text:p>
      <text:p text:style-name="P121"/>
      <text:p text:style-name="P121"><text:span text:style-name="T279">d) </text:span>TX extra will have a weight equal to its size, that is added on. </text:p>
      <text:p text:style-name="P117"/>
      <text:p text:style-name="P117">The <text:span text:style-name="T277">weights</text:span> wil<text:span text:style-name="T275">l</text:span> be Itemized in a spreadsheet <text:span text:style-name="T274">to follow</text:span>. </text:p>
      <text:p text:style-name="P114"/>
      <text:p text:style-name="P1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372cm" fo:margin-bottom="0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3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22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8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372cm" fo:margin-bottom="0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3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22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8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font-name="DejaVu Sans" fo:font-family="'DejaVu Sans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099cm">
          <style:column style:rel-width="32767*" fo:start-indent="0cm" fo:end-indent="0.049cm"/>
          <style:column style:rel-width="32768*" fo:start-indent="0.0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07T22:19:18.683675854</meta:creation-date>
    <dc:date>2025-11-04T23:29:51.927916511</dc:date>
    <meta:editing-duration>P5DT22H37M42S</meta:editing-duration>
    <meta:editing-cycles>102</meta:editing-cycles>
    <meta:generator>LibreOffice/24.2.7.2$Linux_X86_64 LibreOffice_project/420$Build-2</meta:generator>
    <meta:print-date>2021-05-22T21:58:09.650440896</meta:print-date>
    <meta:document-statistic meta:table-count="0" meta:image-count="0" meta:object-count="0" meta:page-count="6" meta:paragraph-count="153" meta:word-count="2085" meta:character-count="10680" meta:non-whitespace-character-count="8630"/>
  </office:meta>
</office:document-meta>
</file>